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c18ac" officeooo:paragraph-rsid="001c18ac"/>
    </style:style>
    <style:style style:name="P2" style:family="paragraph" style:parent-style-name="Text_20_body">
      <style:text-properties officeooo:rsid="001dc413" officeooo:paragraph-rsid="001dc413"/>
    </style:style>
    <style:style style:name="P3" style:family="paragraph" style:parent-style-name="Text_20_body">
      <style:text-properties officeooo:rsid="001e8e80" officeooo:paragraph-rsid="001e8e80"/>
    </style:style>
    <style:style style:name="P4" style:family="paragraph" style:parent-style-name="Text_20_body">
      <style:text-properties officeooo:rsid="002051fe" officeooo:paragraph-rsid="002051fe"/>
    </style:style>
    <style:style style:name="P5" style:family="paragraph" style:parent-style-name="Text_20_body">
      <style:text-properties officeooo:rsid="00278888" officeooo:paragraph-rsid="00278888"/>
    </style:style>
    <style:style style:name="P6" style:family="paragraph" style:parent-style-name="Text_20_body">
      <style:text-properties officeooo:rsid="0027cdf3" officeooo:paragraph-rsid="0027cdf3"/>
    </style:style>
    <style:style style:name="P7" style:family="paragraph" style:parent-style-name="Text_20_body">
      <style:text-properties officeooo:rsid="00292a3f" officeooo:paragraph-rsid="00292a3f"/>
    </style:style>
    <style:style style:name="P8" style:family="paragraph" style:parent-style-name="Text_20_body">
      <style:text-properties officeooo:rsid="002bcced" officeooo:paragraph-rsid="002bcced"/>
    </style:style>
    <style:style style:name="P9" style:family="paragraph" style:parent-style-name="Text_20_body">
      <style:text-properties fo:font-style="italic" officeooo:rsid="003c23d9" officeooo:paragraph-rsid="0051ed57" style:font-style-asian="italic" style:font-style-complex="italic"/>
    </style:style>
    <style:style style:name="P10" style:family="paragraph" style:parent-style-name="Text_20_body">
      <style:text-properties fo:font-style="italic" officeooo:rsid="00873ac5" officeooo:paragraph-rsid="00873ac5" style:font-style-asian="italic" style:font-style-complex="italic"/>
    </style:style>
    <style:style style:name="P11" style:family="paragraph" style:parent-style-name="Text_20_body">
      <style:text-properties officeooo:rsid="00389d13" officeooo:paragraph-rsid="00389d13"/>
    </style:style>
    <style:style style:name="P12" style:family="paragraph" style:parent-style-name="Text_20_body">
      <style:text-properties officeooo:rsid="003c23d9" officeooo:paragraph-rsid="003c23d9"/>
    </style:style>
    <style:style style:name="P13" style:family="paragraph" style:parent-style-name="Text_20_body">
      <style:text-properties officeooo:rsid="0040d61c" officeooo:paragraph-rsid="0040d61c"/>
    </style:style>
    <style:style style:name="P14" style:family="paragraph" style:parent-style-name="Text_20_body">
      <style:text-properties officeooo:rsid="0043af11" officeooo:paragraph-rsid="0043af11"/>
    </style:style>
    <style:style style:name="P15" style:family="paragraph" style:parent-style-name="Text_20_body">
      <style:text-properties officeooo:rsid="0045486d" officeooo:paragraph-rsid="0045486d"/>
    </style:style>
    <style:style style:name="P16" style:family="paragraph" style:parent-style-name="Text_20_body">
      <style:text-properties officeooo:rsid="0048db8a" officeooo:paragraph-rsid="0048db8a"/>
    </style:style>
    <style:style style:name="P17" style:family="paragraph" style:parent-style-name="Text_20_body">
      <style:text-properties officeooo:rsid="004b844b" officeooo:paragraph-rsid="004b844b"/>
    </style:style>
    <style:style style:name="P18" style:family="paragraph" style:parent-style-name="Text_20_body">
      <style:text-properties officeooo:rsid="004de9a5" officeooo:paragraph-rsid="004de9a5"/>
    </style:style>
    <style:style style:name="P19" style:family="paragraph" style:parent-style-name="Text_20_body">
      <style:text-properties officeooo:rsid="004fb653" officeooo:paragraph-rsid="004fb653"/>
    </style:style>
    <style:style style:name="P20" style:family="paragraph" style:parent-style-name="Text_20_body">
      <style:text-properties officeooo:paragraph-rsid="0052c271"/>
    </style:style>
    <style:style style:name="P21" style:family="paragraph" style:parent-style-name="Text_20_body">
      <style:text-properties officeooo:rsid="005925b0" officeooo:paragraph-rsid="005925b0"/>
    </style:style>
    <style:style style:name="P22" style:family="paragraph" style:parent-style-name="Text_20_body">
      <style:text-properties fo:font-style="normal" officeooo:rsid="003c23d9" officeooo:paragraph-rsid="0051ed57" style:font-style-asian="normal" style:font-style-complex="normal"/>
    </style:style>
    <style:style style:name="P23" style:family="paragraph" style:parent-style-name="Text_20_body">
      <style:text-properties fo:font-style="normal" officeooo:rsid="00403caf" officeooo:paragraph-rsid="0051ed57" style:font-style-asian="normal" style:font-style-complex="normal"/>
    </style:style>
    <style:style style:name="P24" style:family="paragraph" style:parent-style-name="Text_20_body">
      <style:text-properties fo:font-style="normal" officeooo:rsid="00403caf" officeooo:paragraph-rsid="00403caf" style:font-style-asian="normal" style:font-style-complex="normal"/>
    </style:style>
    <style:style style:name="P25" style:family="paragraph" style:parent-style-name="Text_20_body">
      <style:text-properties fo:font-style="normal" officeooo:rsid="004de9a5" officeooo:paragraph-rsid="0052c271" style:font-style-asian="normal" style:font-style-complex="normal"/>
    </style:style>
    <style:style style:name="P26" style:family="paragraph" style:parent-style-name="Text_20_body">
      <style:text-properties fo:font-style="normal" officeooo:rsid="004d3dcc" officeooo:paragraph-rsid="0052c271" style:font-style-asian="normal" style:font-style-complex="normal"/>
    </style:style>
    <style:style style:name="P27" style:family="paragraph" style:parent-style-name="Text_20_body">
      <style:text-properties fo:font-style="normal" fo:font-weight="normal" officeooo:rsid="00431af5" officeooo:paragraph-rsid="0052c271" style:font-style-asian="normal" style:font-weight-asian="normal" style:font-style-complex="normal" style:font-weight-complex="normal"/>
    </style:style>
    <style:style style:name="P28" style:family="paragraph" style:parent-style-name="Text_20_body">
      <style:text-properties officeooo:rsid="005e998e" officeooo:paragraph-rsid="005e998e"/>
    </style:style>
    <style:style style:name="P29" style:family="paragraph" style:parent-style-name="Text_20_body">
      <style:text-properties officeooo:rsid="005fde75" officeooo:paragraph-rsid="005fde75"/>
    </style:style>
    <style:style style:name="P30" style:family="paragraph" style:parent-style-name="Text_20_body">
      <style:text-properties officeooo:paragraph-rsid="005fde75"/>
    </style:style>
    <style:style style:name="P31" style:family="paragraph" style:parent-style-name="Text_20_body">
      <style:text-properties officeooo:rsid="006061e9" officeooo:paragraph-rsid="006061e9"/>
    </style:style>
    <style:style style:name="P32" style:family="paragraph" style:parent-style-name="Text_20_body">
      <style:text-properties officeooo:rsid="0062dff0" officeooo:paragraph-rsid="0062dff0"/>
    </style:style>
    <style:style style:name="P33" style:family="paragraph" style:parent-style-name="Text_20_body">
      <style:text-properties officeooo:rsid="0062dff0" officeooo:paragraph-rsid="006401b5"/>
    </style:style>
    <style:style style:name="P34" style:family="paragraph" style:parent-style-name="Text_20_body">
      <style:text-properties officeooo:rsid="006401b5" officeooo:paragraph-rsid="006401b5"/>
    </style:style>
    <style:style style:name="P35" style:family="paragraph" style:parent-style-name="Text_20_body">
      <style:text-properties officeooo:rsid="0064a053" officeooo:paragraph-rsid="0064a053"/>
    </style:style>
    <style:style style:name="P36" style:family="paragraph" style:parent-style-name="Text_20_body">
      <style:text-properties officeooo:rsid="00674bf4" officeooo:paragraph-rsid="00674bf4"/>
    </style:style>
    <style:style style:name="P37" style:family="paragraph" style:parent-style-name="Text_20_body">
      <style:text-properties officeooo:rsid="004ad401" officeooo:paragraph-rsid="004ad401"/>
    </style:style>
    <style:style style:name="P38" style:family="paragraph" style:parent-style-name="Text_20_body">
      <style:text-properties officeooo:rsid="0069770f" officeooo:paragraph-rsid="0069770f"/>
    </style:style>
    <style:style style:name="P39" style:family="paragraph" style:parent-style-name="Text_20_body">
      <style:text-properties officeooo:rsid="00734497" officeooo:paragraph-rsid="00734497"/>
    </style:style>
    <style:style style:name="P40" style:family="paragraph" style:parent-style-name="Text_20_body">
      <style:text-properties officeooo:paragraph-rsid="003c23d9"/>
    </style:style>
    <style:style style:name="P41" style:family="paragraph" style:parent-style-name="Text_20_body">
      <style:text-properties officeooo:rsid="00873ac5" officeooo:paragraph-rsid="00873ac5"/>
    </style:style>
    <style:style style:name="P42" style:family="paragraph" style:parent-style-name="Text_20_body">
      <style:text-properties officeooo:rsid="008b6c5e" officeooo:paragraph-rsid="008b6c5e"/>
    </style:style>
    <style:style style:name="P43" style:family="paragraph" style:parent-style-name="Preformatted_20_Text">
      <style:text-properties officeooo:paragraph-rsid="001dc413"/>
    </style:style>
    <style:style style:name="P44" style:family="paragraph" style:parent-style-name="Preformatted_20_Text">
      <style:text-properties officeooo:rsid="001dc413" officeooo:paragraph-rsid="001dc413"/>
    </style:style>
    <style:style style:name="P45" style:family="paragraph" style:parent-style-name="Preformatted_20_Text">
      <style:text-properties style:text-underline-style="none"/>
    </style:style>
    <style:style style:name="P46" style:family="paragraph" style:parent-style-name="Preformatted_20_Text">
      <style:text-properties officeooo:paragraph-rsid="0027cdf3"/>
    </style:style>
    <style:style style:name="P47" style:family="paragraph" style:parent-style-name="Preformatted_20_Text">
      <style:text-properties officeooo:rsid="0027cdf3" officeooo:paragraph-rsid="0027cdf3"/>
    </style:style>
    <style:style style:name="P48" style:family="paragraph" style:parent-style-name="Preformatted_20_Text">
      <style:text-properties officeooo:rsid="002bcced" officeooo:paragraph-rsid="002bcced"/>
    </style:style>
    <style:style style:name="P49" style:family="paragraph" style:parent-style-name="Preformatted_20_Text">
      <style:text-properties officeooo:rsid="0043af11" officeooo:paragraph-rsid="0043af11"/>
    </style:style>
    <style:style style:name="P50" style:family="paragraph" style:parent-style-name="Preformatted_20_Text">
      <style:text-properties officeooo:paragraph-rsid="0043af11"/>
    </style:style>
    <style:style style:name="P51" style:family="paragraph" style:parent-style-name="Preformatted_20_Text">
      <style:text-properties officeooo:paragraph-rsid="0045486d"/>
    </style:style>
    <style:style style:name="P52" style:family="paragraph" style:parent-style-name="Preformatted_20_Text">
      <style:text-properties officeooo:paragraph-rsid="0045de37"/>
    </style:style>
    <style:style style:name="P53" style:family="paragraph" style:parent-style-name="Preformatted_20_Text">
      <style:text-properties officeooo:paragraph-rsid="0048db8a"/>
    </style:style>
    <style:style style:name="P54" style:family="paragraph" style:parent-style-name="Preformatted_20_Text">
      <style:text-properties officeooo:paragraph-rsid="004d3dcc"/>
    </style:style>
    <style:style style:name="P55" style:family="paragraph" style:parent-style-name="Preformatted_20_Text">
      <style:text-properties officeooo:paragraph-rsid="006061e9"/>
    </style:style>
    <style:style style:name="P56" style:family="paragraph" style:parent-style-name="Preformatted_20_Text">
      <style:text-properties fo:font-size="8pt" style:font-size-asian="8pt" style:font-size-complex="8pt"/>
    </style:style>
    <style:style style:name="P57" style:family="paragraph" style:parent-style-name="Preformatted_20_Text">
      <style:text-properties fo:font-size="8pt" officeooo:paragraph-rsid="0080537b" style:font-size-asian="8pt" style:font-size-complex="8pt"/>
    </style:style>
    <style:style style:name="P58" style:family="paragraph" style:parent-style-name="Preformatted_20_Text">
      <style:text-properties officeooo:paragraph-rsid="0079b304"/>
    </style:style>
    <style:style style:name="P59" style:family="paragraph" style:parent-style-name="Preformatted_20_Text">
      <style:text-properties fo:font-size="9pt" officeooo:paragraph-rsid="0079b304" style:font-size-asian="9pt" style:font-size-complex="9pt"/>
    </style:style>
    <style:style style:name="P60" style:family="paragraph" style:parent-style-name="Preformatted_20_Text">
      <style:text-properties officeooo:rsid="006061e9" officeooo:paragraph-rsid="006061e9"/>
    </style:style>
    <style:style style:name="P61" style:family="paragraph" style:parent-style-name="Preformatted_20_Text">
      <style:text-properties officeooo:rsid="00873ac5" officeooo:paragraph-rsid="00873ac5"/>
    </style:style>
    <style:style style:name="P62" style:family="paragraph" style:parent-style-name="Preformatted_20_Text">
      <style:paragraph-properties style:border-line-width-bottom="0.0346in 0.0102in 0.0102in" fo:padding-left="0in" fo:padding-right="0in" fo:padding-top="0in" fo:padding-bottom="0.0291in" fo:border-left="none" fo:border-right="none" fo:border-top="none" fo:border-bottom="4pt double #000000" style:join-border="false"/>
      <style:text-properties style:text-underline-style="none" officeooo:paragraph-rsid="001dc413"/>
    </style:style>
    <style:style style:name="P63" style:family="paragraph" style:parent-style-name="Standard">
      <style:text-properties officeooo:rsid="001e30f4" officeooo:paragraph-rsid="002bcced"/>
    </style:style>
    <style:style style:name="P64" style:family="paragraph" style:parent-style-name="Standard">
      <style:text-properties officeooo:rsid="00203c5b" officeooo:paragraph-rsid="002bcced"/>
    </style:style>
    <style:style style:name="P65" style:family="paragraph" style:parent-style-name="Standard">
      <style:text-properties officeooo:rsid="00203c5b" officeooo:paragraph-rsid="003a7f2b"/>
    </style:style>
    <style:style style:name="P66" style:family="paragraph" style:parent-style-name="Standard">
      <style:text-properties officeooo:rsid="00203c5b" officeooo:paragraph-rsid="007abaec"/>
    </style:style>
    <style:style style:name="P67" style:family="paragraph" style:parent-style-name="Standard">
      <style:text-properties fo:font-style="normal" fo:font-weight="normal" officeooo:rsid="003a7f2b" officeooo:paragraph-rsid="003a7f2b" style:font-style-asian="normal" style:font-weight-asian="normal" style:font-style-complex="normal" style:font-weight-complex="normal"/>
    </style:style>
    <style:style style:name="P68" style:family="paragraph" style:parent-style-name="Standard">
      <style:text-properties fo:font-style="normal" fo:font-weight="normal" officeooo:rsid="002bcced" officeooo:paragraph-rsid="003a7f2b" style:font-style-asian="normal" style:font-weight-asian="normal" style:font-style-complex="normal" style:font-weight-complex="normal"/>
    </style:style>
    <style:style style:name="P69" style:family="paragraph" style:parent-style-name="Standard">
      <style:text-properties fo:font-style="normal" fo:font-weight="normal" officeooo:rsid="002bcced" officeooo:paragraph-rsid="002bcced" style:font-style-asian="normal" style:font-weight-asian="normal" style:font-style-complex="normal" style:font-weight-complex="normal"/>
    </style:style>
    <style:style style:name="P70" style:family="paragraph" style:parent-style-name="Standard">
      <style:text-properties fo:font-style="normal" fo:font-weight="normal" officeooo:paragraph-rsid="003a7f2b" style:font-style-asian="normal" style:font-weight-asian="normal" style:font-style-complex="normal" style:font-weight-complex="normal"/>
    </style:style>
    <style:style style:name="P71" style:family="paragraph" style:parent-style-name="Standard">
      <style:text-properties fo:font-style="normal" fo:font-weight="normal" officeooo:rsid="007abaec" officeooo:paragraph-rsid="007abaec" style:font-style-asian="normal" style:font-weight-asian="normal" style:font-style-complex="normal" style:font-weight-complex="normal"/>
    </style:style>
    <style:style style:name="P72" style:family="paragraph" style:parent-style-name="Standard">
      <style:text-properties fo:font-style="normal" fo:font-weight="normal" officeooo:rsid="00a77051" officeooo:paragraph-rsid="002bcced" style:font-style-asian="normal" style:font-weight-asian="normal" style:font-style-complex="normal" style:font-weight-complex="normal"/>
    </style:style>
    <style:style style:name="P73" style:family="paragraph" style:parent-style-name="Standard">
      <style:text-properties fo:font-style="italic" fo:font-weight="bold" officeooo:rsid="007abaec" officeooo:paragraph-rsid="007abaec" style:font-style-asian="italic" style:font-weight-asian="bold" style:font-style-complex="italic" style:font-weight-complex="bold"/>
    </style:style>
    <style:style style:name="P74" style:family="paragraph" style:parent-style-name="Standard">
      <style:text-properties officeooo:rsid="007abaec" officeooo:paragraph-rsid="007abaec"/>
    </style:style>
    <style:style style:name="P75" style:family="paragraph" style:parent-style-name="Heading_20_1">
      <style:text-properties officeooo:rsid="001c18ac" officeooo:paragraph-rsid="001c18ac"/>
    </style:style>
    <style:style style:name="P76" style:family="paragraph" style:parent-style-name="Heading_20_1">
      <style:text-properties officeooo:rsid="00278888" officeooo:paragraph-rsid="00278888"/>
    </style:style>
    <style:style style:name="P77" style:family="paragraph" style:parent-style-name="Preformatted_20_Text">
      <style:text-properties officeooo:paragraph-rsid="0092920b"/>
    </style:style>
    <style:style style:name="P78" style:family="paragraph" style:parent-style-name="Preformatted_20_Text">
      <style:text-properties officeooo:rsid="0092920b" officeooo:paragraph-rsid="0092920b"/>
    </style:style>
    <style:style style:name="P79" style:family="paragraph" style:parent-style-name="Heading_20_2">
      <style:text-properties officeooo:rsid="001dc413" officeooo:paragraph-rsid="001dc413"/>
    </style:style>
    <style:style style:name="P80" style:family="paragraph" style:parent-style-name="Heading_20_2">
      <style:text-properties officeooo:rsid="00278888" officeooo:paragraph-rsid="00278888"/>
    </style:style>
    <style:style style:name="P81" style:family="paragraph" style:parent-style-name="Heading_20_2">
      <style:text-properties officeooo:rsid="00989354" officeooo:paragraph-rsid="00989354"/>
    </style:style>
    <style:style style:name="P82" style:family="paragraph" style:parent-style-name="Heading_20_2">
      <style:text-properties officeooo:paragraph-rsid="004de9a5"/>
    </style:style>
    <style:style style:name="P83" style:family="paragraph" style:parent-style-name="Heading_20_3">
      <style:text-properties officeooo:rsid="0027cdf3" officeooo:paragraph-rsid="0027cdf3"/>
    </style:style>
    <style:style style:name="P84" style:family="paragraph" style:parent-style-name="Heading_20_3">
      <style:text-properties officeooo:rsid="005fde75" officeooo:paragraph-rsid="005fde75"/>
    </style:style>
    <style:style style:name="P85" style:family="paragraph" style:parent-style-name="Text_20_body" style:list-style-name="L1">
      <style:text-properties officeooo:rsid="00873ac5" officeooo:paragraph-rsid="00873ac5"/>
    </style:style>
    <style:style style:name="P86" style:family="paragraph" style:parent-style-name="Text_20_body">
      <style:text-properties officeooo:paragraph-rsid="0052c271"/>
    </style:style>
    <style:style style:name="P87" style:family="paragraph" style:parent-style-name="Text_20_body">
      <style:text-properties officeooo:rsid="0092920b" officeooo:paragraph-rsid="0092920b"/>
    </style:style>
    <style:style style:name="P88" style:family="paragraph" style:parent-style-name="Text_20_body">
      <style:text-properties officeooo:rsid="00989354" officeooo:paragraph-rsid="00989354"/>
    </style:style>
    <style:style style:name="P89" style:family="paragraph" style:parent-style-name="Heading_20_4">
      <style:text-properties fo:font-style="normal" style:font-style-asian="normal" style:font-style-complex="normal"/>
    </style:style>
    <style:style style:name="T1" style:family="text">
      <style:text-properties officeooo:rsid="002098fb"/>
    </style:style>
    <style:style style:name="T2" style:family="text">
      <style:text-properties officeooo:rsid="0021fbc8"/>
    </style:style>
    <style:style style:name="T3" style:family="text">
      <style:text-properties fo:font-style="italic" style:font-style-asian="italic" style:font-style-complex="italic"/>
    </style:style>
    <style:style style:name="T4" style:family="text">
      <style:text-properties fo:font-style="italic" officeooo:rsid="0043af11" style:font-style-asian="italic" style:font-style-complex="italic"/>
    </style:style>
    <style:style style:name="T5" style:family="text">
      <style:text-properties fo:font-style="italic" officeooo:rsid="0048db8a" style:font-style-asian="italic" style:font-style-complex="italic"/>
    </style:style>
    <style:style style:name="T6" style:family="text">
      <style:text-properties fo:font-style="italic" officeooo:rsid="00497a50" style:font-style-asian="italic" style:font-style-complex="italic"/>
    </style:style>
    <style:style style:name="T7" style:family="text">
      <style:text-properties fo:font-style="italic" officeooo:rsid="003c23d9" style:font-style-asian="italic" style:font-style-complex="italic"/>
    </style:style>
    <style:style style:name="T8" style:family="text">
      <style:text-properties fo:font-style="italic" officeooo:rsid="0092920b"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534df4" style:font-style-asian="italic" style:font-weight-asian="bold" style:font-style-complex="italic" style:font-weight-complex="bold"/>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normal" officeooo:rsid="003a7f2b"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officeooo:rsid="003e0629" style:font-style-asian="normal" style:font-style-complex="normal"/>
    </style:style>
    <style:style style:name="T15" style:family="text">
      <style:text-properties fo:font-style="normal" officeooo:rsid="003f1546" style:font-style-asian="normal" style:font-style-complex="normal"/>
    </style:style>
    <style:style style:name="T16" style:family="text">
      <style:text-properties fo:font-style="normal" officeooo:rsid="00403caf" style:font-style-asian="normal" style:font-style-complex="normal"/>
    </style:style>
    <style:style style:name="T17" style:family="text">
      <style:text-properties fo:font-style="normal" officeooo:rsid="0048db8a" style:font-style-asian="normal" style:font-style-complex="normal"/>
    </style:style>
    <style:style style:name="T18" style:family="text">
      <style:text-properties fo:font-style="normal" officeooo:rsid="00497a50" style:font-style-asian="normal" style:font-style-complex="normal"/>
    </style:style>
    <style:style style:name="T19" style:family="text">
      <style:text-properties fo:font-style="normal" officeooo:rsid="004b844b" style:font-style-asian="normal" style:font-style-complex="normal"/>
    </style:style>
    <style:style style:name="T20" style:family="text">
      <style:text-properties fo:font-style="normal" officeooo:rsid="0039a713" style:font-style-asian="normal" style:font-style-complex="normal"/>
    </style:style>
    <style:style style:name="T21" style:family="text">
      <style:text-properties fo:font-style="normal" officeooo:rsid="004faa6a" style:font-style-asian="normal" style:font-style-complex="normal"/>
    </style:style>
    <style:style style:name="T22" style:family="text">
      <style:text-properties fo:font-style="normal" officeooo:rsid="005aa345" style:font-style-asian="normal" style:font-style-complex="normal"/>
    </style:style>
    <style:style style:name="T23" style:family="text">
      <style:text-properties fo:font-style="normal" officeooo:rsid="003c23d9" style:font-style-asian="normal" style:font-style-complex="normal"/>
    </style:style>
    <style:style style:name="T24" style:family="text">
      <style:text-properties fo:font-style="normal" officeooo:rsid="008c3fc2" style:font-style-asian="normal" style:font-style-complex="normal"/>
    </style:style>
    <style:style style:name="T25" style:family="text">
      <style:text-properties fo:font-style="normal" officeooo:rsid="0092920b" style:font-style-asian="normal" style:font-style-complex="normal"/>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fo:font-weight="normal" officeooo:rsid="002138ff" style:font-style-asian="normal" style:font-weight-asian="normal" style:font-style-complex="normal" style:font-weight-complex="normal"/>
    </style:style>
    <style:style style:name="T28" style:family="text">
      <style:text-properties fo:font-style="normal" fo:font-weight="normal" officeooo:rsid="003a7f2b" style:font-style-asian="normal" style:font-weight-asian="normal" style:font-style-complex="normal" style:font-weight-complex="normal"/>
    </style:style>
    <style:style style:name="T29" style:family="text">
      <style:text-properties fo:font-style="normal" fo:font-weight="normal" officeooo:rsid="004f77f4" style:font-style-asian="normal" style:font-weight-asian="normal" style:font-style-complex="normal" style:font-weight-complex="normal"/>
    </style:style>
    <style:style style:name="T30" style:family="text">
      <style:text-properties fo:font-style="normal" fo:font-weight="normal" officeooo:rsid="004fb653" style:font-style-asian="normal" style:font-weight-asian="normal" style:font-style-complex="normal" style:font-weight-complex="normal"/>
    </style:style>
    <style:style style:name="T31" style:family="text">
      <style:text-properties fo:font-style="normal" fo:font-weight="normal" officeooo:rsid="0050854f" style:font-style-asian="normal" style:font-weight-asian="normal" style:font-style-complex="normal" style:font-weight-complex="normal"/>
    </style:style>
    <style:style style:name="T32" style:family="text">
      <style:text-properties fo:font-style="normal" fo:font-weight="normal" officeooo:rsid="00534df4" style:font-style-asian="normal" style:font-weight-asian="normal" style:font-style-complex="normal" style:font-weight-complex="normal"/>
    </style:style>
    <style:style style:name="T33" style:family="text">
      <style:text-properties fo:font-style="normal" fo:font-weight="normal" officeooo:rsid="005aa345" style:font-style-asian="normal" style:font-weight-asian="normal" style:font-style-complex="normal" style:font-weight-complex="normal"/>
    </style:style>
    <style:style style:name="T34" style:family="text">
      <style:text-properties fo:font-style="normal" fo:font-weight="normal" officeooo:rsid="0079b304" style:font-style-asian="normal" style:font-weight-asian="normal" style:font-style-complex="normal" style:font-weight-complex="normal"/>
    </style:style>
    <style:style style:name="T35" style:family="text">
      <style:text-properties fo:font-style="normal" fo:font-weight="normal" officeooo:rsid="0090b79e" style:font-style-asian="normal" style:font-weight-asian="normal" style:font-style-complex="normal" style:font-weight-complex="normal"/>
    </style:style>
    <style:style style:name="T36" style:family="text">
      <style:text-properties fo:font-style="normal" fo:font-weight="normal" officeooo:rsid="0094e0e0" style:font-style-asian="normal" style:font-weight-asian="normal" style:font-style-complex="normal" style:font-weight-complex="normal"/>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fo:font-style="normal" fo:font-weight="bold" officeooo:rsid="004f77f4" style:font-style-asian="normal" style:font-weight-asian="bold" style:font-style-complex="normal" style:font-weight-complex="bold"/>
    </style:style>
    <style:style style:name="T39" style:family="text">
      <style:text-properties fo:font-style="normal" fo:font-weight="bold" officeooo:rsid="005aa345" style:font-style-asian="normal" style:font-weight-asian="bold" style:font-style-complex="normal" style:font-weight-complex="bold"/>
    </style:style>
    <style:style style:name="T40" style:family="text">
      <style:text-properties fo:font-weight="bold" style:font-weight-asian="bold" style:font-weight-complex="bold"/>
    </style:style>
    <style:style style:name="T41" style:family="text">
      <style:text-properties fo:font-weight="bold" officeooo:rsid="00421228" style:font-weight-asian="bold" style:font-weight-complex="bold"/>
    </style:style>
    <style:style style:name="T42" style:family="text">
      <style:text-properties fo:font-weight="bold" officeooo:rsid="00734497" style:font-weight-asian="bold" style:font-weight-complex="bold"/>
    </style:style>
    <style:style style:name="T43" style:family="text">
      <style:text-properties fo:font-weight="bold" officeooo:rsid="00768a73" style:font-weight-asian="bold" style:font-weight-complex="bold"/>
    </style:style>
    <style:style style:name="T44" style:family="text">
      <style:text-properties fo:font-weight="normal" style:font-weight-asian="normal" style:font-weight-complex="normal"/>
    </style:style>
    <style:style style:name="T45" style:family="text">
      <style:text-properties fo:font-weight="normal" officeooo:rsid="00421228" style:font-weight-asian="normal" style:font-weight-complex="normal"/>
    </style:style>
    <style:style style:name="T46" style:family="text">
      <style:text-properties fo:font-weight="normal" officeooo:rsid="00768a73" style:font-weight-asian="normal" style:font-weight-complex="normal"/>
    </style:style>
    <style:style style:name="T47" style:family="text">
      <style:text-properties officeooo:rsid="0027cdf3"/>
    </style:style>
    <style:style style:name="T48" style:family="text">
      <style:text-properties officeooo:rsid="00292a3f"/>
    </style:style>
    <style:style style:name="T49" style:family="text">
      <style:text-properties officeooo:rsid="002b01c0"/>
    </style:style>
    <style:style style:name="T50" style:family="text">
      <style:text-properties officeooo:rsid="002bcced"/>
    </style:style>
    <style:style style:name="T51" style:family="text">
      <style:text-properties officeooo:rsid="00203c5b"/>
    </style:style>
    <style:style style:name="T52" style:family="text">
      <style:text-properties officeooo:rsid="00a77051"/>
    </style:style>
    <style:style style:name="T53" style:family="text">
      <style:text-properties fo:color="#000000" style:font-name="Liberation Mono" fo:font-size="9pt" fo:font-style="normal" fo:font-weight="normal" style:font-style-asian="normal" style:font-weight-asian="normal" style:font-style-complex="normal" style:font-weight-complex="normal"/>
    </style:style>
    <style:style style:name="T54" style:family="text">
      <style:text-properties fo:color="#000000" style:font-name="Liberation Mono" fo:font-size="9pt" fo:font-style="normal" fo:font-weight="normal" style:font-size-asian="12pt" style:font-style-asian="normal" style:font-weight-asian="normal" style:font-size-complex="12pt" style:font-style-complex="normal" style:font-weight-complex="normal"/>
    </style:style>
    <style:style style:name="T55"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56" style:family="text">
      <style:text-properties fo:color="#000000" style:font-name="Liberation Serif" fo:font-size="12pt" fo:font-style="normal" fo:font-weight="normal" officeooo:rsid="002d0253" style:font-size-asian="12pt" style:font-style-asian="normal" style:font-weight-asian="normal" style:font-size-complex="12pt" style:font-style-complex="normal" style:font-weight-complex="normal"/>
    </style:style>
    <style:style style:name="T57" style:family="text">
      <style:text-properties fo:color="#ffffff" style:text-underline-style="none" fo:font-weight="bold" style:font-weight-asian="bold" style:font-weight-complex="bold"/>
    </style:style>
    <style:style style:name="T58" style:family="text">
      <style:text-properties officeooo:rsid="003309b9"/>
    </style:style>
    <style:style style:name="T59" style:family="text">
      <style:text-properties officeooo:rsid="003a7f2b"/>
    </style:style>
    <style:style style:name="T60" style:family="text">
      <style:text-properties officeooo:rsid="00403caf"/>
    </style:style>
    <style:style style:name="T61" style:family="text">
      <style:text-properties officeooo:rsid="0040d61c"/>
    </style:style>
    <style:style style:name="T62" style:family="text">
      <style:text-properties officeooo:rsid="00421228"/>
    </style:style>
    <style:style style:name="T63" style:family="text">
      <style:text-properties officeooo:rsid="0045486d"/>
    </style:style>
    <style:style style:name="T64" style:family="text">
      <style:text-properties officeooo:rsid="0045de37"/>
    </style:style>
    <style:style style:name="T65" style:family="text">
      <style:text-properties officeooo:rsid="0048db8a"/>
    </style:style>
    <style:style style:name="T66" style:family="text">
      <style:text-properties officeooo:rsid="00497a50"/>
    </style:style>
    <style:style style:name="T67" style:family="text">
      <style:text-properties officeooo:rsid="004991e6"/>
    </style:style>
    <style:style style:name="T68" style:family="text">
      <style:text-properties officeooo:rsid="004d3dcc"/>
    </style:style>
    <style:style style:name="T69" style:family="text">
      <style:text-properties officeooo:rsid="004de9a5"/>
    </style:style>
    <style:style style:name="T70" style:family="text">
      <style:text-properties officeooo:rsid="0050f624"/>
    </style:style>
    <style:style style:name="T71" style:family="text">
      <style:text-properties officeooo:rsid="00533de6"/>
    </style:style>
    <style:style style:name="T72" style:family="text">
      <style:text-properties officeooo:rsid="00534df4"/>
    </style:style>
    <style:style style:name="T73" style:family="text">
      <style:text-properties officeooo:rsid="0054cf04"/>
    </style:style>
    <style:style style:name="T74" style:family="text">
      <style:text-properties officeooo:rsid="006061e9"/>
    </style:style>
    <style:style style:name="T75" style:family="text">
      <style:text-properties officeooo:rsid="006243d5"/>
    </style:style>
    <style:style style:name="T76" style:family="text">
      <style:text-properties officeooo:rsid="006401b5"/>
    </style:style>
    <style:style style:name="T77" style:family="text">
      <style:text-properties officeooo:rsid="00667473"/>
    </style:style>
    <style:style style:name="T78" style:family="text">
      <style:text-properties officeooo:rsid="0069770f"/>
    </style:style>
    <style:style style:name="T79" style:family="text">
      <style:text-properties officeooo:rsid="006b38e7"/>
    </style:style>
    <style:style style:name="T80" style:family="text">
      <style:text-properties fo:font-size="8pt" style:font-size-asian="8pt" style:font-size-complex="8pt"/>
    </style:style>
    <style:style style:name="T81" style:family="text">
      <style:text-properties officeooo:rsid="007096d6"/>
    </style:style>
    <style:style style:name="T82" style:family="text">
      <style:text-properties officeooo:rsid="00734497"/>
    </style:style>
    <style:style style:name="T83" style:family="text">
      <style:text-properties officeooo:rsid="00768a73"/>
    </style:style>
    <style:style style:name="T84" style:family="text">
      <style:text-properties officeooo:rsid="00778092"/>
    </style:style>
    <style:style style:name="T85" style:family="text">
      <style:text-properties officeooo:rsid="00779dd8"/>
    </style:style>
    <style:style style:name="T86" style:family="text">
      <style:text-properties officeooo:rsid="0079b304"/>
    </style:style>
    <style:style style:name="T87" style:family="text">
      <style:text-properties fo:font-size="9pt" style:font-size-asian="9pt" style:font-size-complex="9pt"/>
    </style:style>
    <style:style style:name="T88" style:family="text">
      <style:text-properties officeooo:rsid="007dfda2"/>
    </style:style>
    <style:style style:name="T89" style:family="text">
      <style:text-properties officeooo:rsid="007efc37"/>
    </style:style>
    <style:style style:name="T90" style:family="text">
      <style:text-properties officeooo:rsid="007fd787"/>
    </style:style>
    <style:style style:name="T91" style:family="text">
      <style:text-properties officeooo:rsid="0080537b"/>
    </style:style>
    <style:style style:name="T92" style:family="text">
      <style:text-properties officeooo:rsid="008c3fc2"/>
    </style:style>
    <style:style style:name="T93" style:family="text">
      <style:text-properties officeooo:rsid="0090b79e"/>
    </style:style>
    <style:style style:name="T94" style:family="text">
      <style:text-properties officeooo:rsid="0091c55f"/>
    </style:style>
    <style:style style:name="T95" style:family="text">
      <style:text-properties officeooo:rsid="0092920b"/>
    </style:style>
    <style:style style:name="T96" style:family="text">
      <style:text-properties officeooo:rsid="00989354"/>
    </style:style>
    <style:style style:name="T97" style:family="text">
      <style:text-properties style:font-name="Liberation Mono1"/>
    </style:style>
    <style:style style:name="T98" style:family="text">
      <style:text-properties style:font-name="Liberation Mono1" fo:font-size="10pt"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QDL Workspace</text:p>
      <text:h text:style-name="P75" text:outline-level="1"><text:bookmark-start text:name="__RefHeading___Toc5465_3816005984"/>Introduction<text:bookmark-end text:name="__RefHeading___Toc5465_3816005984"/></text:h>
      <text:p text:style-name="P1"><text:span text:style-name="T72">The QDL interpreter may be run from the command line but there is also another supplied tool called the </text:span><text:span text:style-name="T10">workspace</text:span><text:span text:style-name="T32">. This runs a QDL interpreter and lets you run commands interactively as well as stores state </text:span><text:span text:style-name="T35">(</text:span><text:span text:style-name="T32">so you can create a bunch of variables and save them for future use). <text:s/>Sessions may be saved and loaded.</text:span> </text:p>
      <text:h text:style-name="P75" text:outline-level="1"><text:bookmark-start text:name="__RefHeading___Toc5467_3816005984"/>Getting and starting <text:span text:style-name="T73">the workspace</text:span><text:bookmark-end text:name="__RefHeading___Toc5467_3816005984"/></text:h>
      <text:p text:style-name="P2">The current release of QDL is on git hub at <text:a xlink:type="simple" xlink:href="https://github.com/ncsa/security-lib/releases" text:style-name="Internet_20_link" text:visited-style-name="Visited_20_Internet_20_Link">https://github.com/ncsa/security-lib/releases</text:a> and will be in qdl.jar. Download that and you should be set.</text:p>
      <text:p text:style-name="P2">To start QDL, invoke it using java</text:p>
      <text:p text:style-name="P2">java -jar qdl.jar</text:p>
      <text:p text:style-name="P2">And you should get the splash screen:</text:p>
      <text:p text:style-name="P45"/>
      <text:p text:style-name="P43">*****************************************</text:p>
      <text:p text:style-name="Preformatted_20_Text">Welcome to the QDL Workspace</text:p>
      <text:p text:style-name="P43">Version 1.0</text:p>
      <text:p text:style-name="P62">Type )help for help.<text:line-break/>*****************************************</text:p>
      <text:p text:style-name="P2">The prompt is simply an indent of 4 space<text:span text:style-name="T93">s</text:span>. So try it out by typing the famous program</text:p>
      <text:p text:style-name="Preformatted_20_Text"><text:s text:c="4"/><text:span text:style-name="T94">say(‘Hello world’);</text:span></text:p>
      <text:p text:style-name="P44">Hello world</text:p>
      <text:p text:style-name="P44"/>
      <text:p text:style-name="P2">Congrats, you have just run your first complete QDL program. Since this is an interpreter, you issue commands in the QDL language. <text:s/>There is a whole other reference manual/tutorial for that. This blurb is about how to interact with the workspace. </text:p>
      <text:p text:style-name="P3">Since it says to type )help, do it and you will see</text:p>
      <text:p text:style-name="Preformatted_20_Text"><text:s text:c="3"/>)help</text:p>
      <text:p text:style-name="Preformatted_20_Text">This is the QDL (pronounced 'quiddle') workspace.</text:p>
      <text:p text:style-name="Preformatted_20_Text">You may enter commands and execute them much like any other interpreter.</text:p>
      <text:p text:style-name="Preformatted_20_Text">There are several commands available to help you manage this workspace.</text:p>
      <text:p text:style-name="Preformatted_20_Text">Generally these start with a right parenthesis, e.g., ')off' (no quotes) exits this program.</text:p>
      <text:p text:style-name="Preformatted_20_Text">Here is a quick summary of what they are and do.</text:p>
      <text:p text:style-name="Preformatted_20_Text"><text:s text:c="2"/>)buffer -- commands relating to using buffers.</text:p>
      <text:p text:style-name="Preformatted_20_Text"><text:s text:c="2"/>)clear -- clear the state of the workspace. All variables, functions etc. will be lost.</text:p>
      <text:p text:style-name="Preformatted_20_Text"><text:s text:c="2"/>)edit -- commands relating to running the line editor.</text:p>
      <text:p text:style-name="Preformatted_20_Text"><text:s text:c="2"/>)env -- commands relating to environment variables in this workspace.</text:p>
      <text:p text:style-name="Preformatted_20_Text"><text:s text:c="2"/>) <text:s text:c="4"/>-- short hand to execute whatever is in the current buffer.</text:p>
      <text:p text:style-name="Preformatted_20_Text"><text:soft-page-break/><text:s text:c="2"/>)funcs -- list all of the imported and user defined functions this workspace knows about.</text:p>
      <text:p text:style-name="Preformatted_20_Text"><text:s text:c="2"/>)help -- this message.</text:p>
      <text:p text:style-name="Preformatted_20_Text"><text:s text:c="2"/>)modules -- lists all the imported modules this workspace knows about.</text:p>
      <text:p text:style-name="Preformatted_20_Text"><text:s text:c="2"/>)off -- exit the workspace.</text:p>
      <text:p text:style-name="Preformatted_20_Text"><text:s text:c="2"/>)load file -- Load a file of QDL commands and execute it immediately in the current workspace.</text:p>
      <text:p text:style-name="Preformatted_20_Text"><text:s text:c="2"/>)vars -- lists all of the variables this workspace knows about.</text:p>
      <text:p text:style-name="Preformatted_20_Text"><text:s text:c="2"/>)ws -- commands relating to this workspace.</text:p>
      <text:p text:style-name="P4">If you type )off, you will exit the workspace.</text:p>
      <text:p text:style-name="Preformatted_20_Text"><text:s text:c="4"/>)off <text:span text:style-name="T93">y</text:span></text:p>
      <text:p text:style-name="Preformatted_20_Text">exiting...</text:p>
      <text:h text:style-name="P81" text:outline-level="2">Running a single script</text:h>
      <text:p text:style-name="P88">You may run a single script with the <text:span text:style-name="T3">-run­ + script_path</text:span><text:span text:style-name="T13"> argument if invoking via java:</text:span></text:p>
      <text:p text:style-name="Preformatted_20_Text">java -jar qdl.jar -cfg config_file -name config_name -run script_path</text:p>
      <text:p text:style-name="P88"><text:span text:style-name="T13"><text:line-break/>or from the command line with the shell script as </text:span></text:p>
      <text:p text:style-name="Preformatted_20_Text">qdl <text:span text:style-name="T96">script_path</text:span></text:p>
      <text:p text:style-name="Text_20_body"><text:line-break/><text:span text:style-name="T96">in which case your configuration will be loaded completely (no banner or splash screen) the script executed and the interpreter will exit. This lets you embed QDL in shell scripts, for instance with your required runtime. Note that this will load the system completely, so any boot scripts of virtual file system mounts will happen before your script is called. <text:s/></text:span></text:p>
      <text:h text:style-name="P79" text:outline-level="2"><text:bookmark-start text:name="__RefHeading___Toc5469_3816005984"/>Commands generally<text:bookmark-end text:name="__RefHeading___Toc5469_3816005984"/></text:h>
      <text:p text:style-name="P2">Since the workspace is charged with managing the QDL environment for us, it<text:span text:style-name="T1">s commands are not QDL commands. All of the start with a right parenthesis, e.g. )help. </text:span></text:p>
      <text:p text:style-name="P5">The basic structure of a command is</text:p>
      <text:p text:style-name="P5">command_<text:span text:style-name="T59">type</text:span> action arguments</text:p>
      <text:p text:style-name="P5">So this is the command to save the current workspace to the file my_space.ws</text:p>
      <text:p text:style-name="Preformatted_20_Text"><text:s text:c="4"/>)ws save my_space.ws</text:p>
      <text:p text:style-name="Preformatted_20_Text">workspace saved at Thu Jan 30 16:32:28 CST 2020</text:p>
      <text:p text:style-name="P5"/>
      <text:p text:style-name="P5">In the command reference that follows, the heading of the section is the command and the subsections are the actions. <text:span text:style-name="T47">An argument of – means that this may be omitted and is the default.</text:span></text:p>
      <text:h text:style-name="Heading_20_1" text:outline-level="1"><text:bookmark-start text:name="__RefHeading___Toc5540_3816005984"/><text:span text:style-name="T51">T</text:span>emplates <text:span text:style-name="T51">and script preprocessing</text:span><text:bookmark-end text:name="__RefHeading___Toc5540_3816005984"/></text:h>
      <text:p text:style-name="P63"/>
      <text:p text:style-name="P66">You may set values directly in the <text:span text:style-name="T52">interpreter </text:span>environment and access them via <text:span text:style-name="T59">the </text:span><text:s/><text:span text:style-name="T9">templating syntax</text:span> of <text:span text:style-name="T98">${…}</text:span>. </text:p>
      <text:p text:style-name="P66"/>
      <text:p text:style-name="P73"><text:soft-page-break/>Note:<text:span text:style-name="T26"> This is a feature of the workspace and is </text:span><text:span text:style-name="T44">not</text:span><text:span text:style-name="T26"> part of QDL! It is to help harried coders reduce their typing workload and keep useful snippets of text at hand. If you develop code using templates, they should be removed if you are, e.g. going to save your code in a file and run it as a script later.</text:span></text:p>
      <text:p text:style-name="P71"/>
      <text:p text:style-name="P74">An example of how to use this: Let’s set two environment variables:</text:p>
      <text:p text:style-name="P64"/>
      <text:p text:style-name="P48">)env set vo voPersonExternalID</text:p>
      <text:p text:style-name="P48">)env set a @accounts.google.com</text:p>
      <text:p text:style-name="Preformatted_20_Text"/>
      <text:p text:style-name="P64"/>
      <text:p text:style-name="P65">The template are done <text:span text:style-name="T9">before</text:span><text:span text:style-name="T26"> any </text:span><text:span text:style-name="T27">parsing or </text:span><text:span text:style-name="T26">other processing. <text:s/></text:span><text:span text:style-name="T28">In computer languages a lot of use can be made of pre</text:span><text:span text:style-name="T12">-</text:span><text:span text:style-name="T28">processing or doing things to the code before actual evaluation, for instance, look up the Obfuscated C competition which is a humorous jab at abuses of the C pre-processor. This is a very useful facility to have and can make your work vastly easier at times, but it should be an aid, not a lifestyle choice. </text:span></text:p>
      <text:p text:style-name="P67"/>
      <text:p text:style-name="P68">So you could use this to, for instance, keep typos to a minimum but issuing statements like (assuming <text:span text:style-name="T98">claims.oidc</text:span> has the value 349765)</text:p>
      <text:p text:style-name="P69"/>
      <text:p text:style-name="Preformatted_20_Text"><text:s text:c="4"/>${vo} := claims.oidc + ‘<text:span text:style-name="T50">${a}</text:span>’;</text:p>
      <text:p text:style-name="Preformatted_20_Text"><text:s text:c="4"/>say(${vo});</text:p>
      <text:p text:style-name="Preformatted_20_Text"><text:a xlink:type="simple" xlink:href="mailto:349765@accounts.google.com" text:style-name="Internet_20_link" text:visited-style-name="Visited_20_Internet_20_Link"><text:span text:style-name="T57">349765@accounts.google.com</text:span></text:a></text:p>
      <text:p text:style-name="Preformatted_20_Text"><text:s text:c="4"/>say(voPersonExternalID);</text:p>
      <text:p text:style-name="Preformatted_20_Text"><text:a xlink:type="simple" xlink:href="mailto:349765@accounts.google.com" text:style-name="Internet_20_link" text:visited-style-name="Visited_20_Internet_20_Link"><text:span text:style-name="T57">349765@accounts.google.com</text:span></text:a></text:p>
      <text:p text:style-name="P69"/>
      <text:p text:style-name="P70"/>
      <text:p text:style-name="P64">What is the advantage of this? You can embed things like code snippets <text:span text:style-name="T59">(especially the one you keep mistyping) <text:s/></text:span>or use it to prevent spelling issues or to future proof. In this case, if there were several references to <text:span text:style-name="T53">voPersonExternalID, </text:span><text:span text:style-name="T55">then the template allows you to set this one place in your script. </text:span><text:span text:style-name="T56">Note that this lets you template for things like control structures, names of functions or really anything – it is wholly outside the language. </text:span><text:span text:style-name="T55">If the name of ever changes (to say <text:s/></text:span><text:span text:style-name="T54">voPersonExternalID_v2 </text:span>then you would need to only change where it is set in the environment and the changes would take place automatically. While fairly trivial to use, it can make a lot of <text:span text:style-name="T88">coding/testing</text:span> considerably easier. </text:p>
      <text:p text:style-name="P72"/>
      <text:h text:style-name="Heading_20_2" text:outline-level="2">Repeating the last command</text:h>
      <text:p text:style-name="P42">If you enter a single % then the very last command you entered is repeated.</text:p>
      <text:p text:style-name="Preformatted_20_Text"><text:s text:c="3"/>date_iso()</text:p>
      <text:p text:style-name="Preformatted_20_Text">2020-03-16T22:01:29.258Z</text:p>
      <text:p text:style-name="Preformatted_20_Text"><text:s text:c="2"/>%</text:p>
      <text:p text:style-name="Preformatted_20_Text">2020-03-16T22:0<text:span text:style-name="T92">7</text:span>:31.626Z</text:p>
      <text:p text:style-name="Text_20_body"/>
      <text:p text:style-name="P42">In this case, <text:span text:style-name="T92">the current date and time are created and then repeated. </text:span></text:p>
      <text:h text:style-name="P76" text:outline-level="1"><text:bookmark-start text:name="__RefHeading___Toc5471_3816005984"/><text:soft-page-break/>Command reference<text:bookmark-end text:name="__RefHeading___Toc5471_3816005984"/></text:h>
      <text:h text:style-name="P80" text:outline-level="2"><text:bookmark-start text:name="__RefHeading___Toc5473_3816005984"/>)buffer<text:bookmark-end text:name="__RefHeading___Toc5473_3816005984"/></text:h>
      <text:p text:style-name="P12">A <text:span text:style-name="T3">buffer</text:span><text:span text:style-name="T13"> is just a bunch of text. Every file can be referred to as a buffer. In an interpreted language, you may want to have several statements that can be executed together. You may buffer them, then have them execute at once. There is also an editor supplied (see the </text:span><text:span text:style-name="T37">)edit</text:span><text:span text:style-name="T13"> section below), though that is wholly optional. </text:span></text:p>
      <text:p text:style-name="P40"><text:span text:style-name="T23">There are two types of buffers, </text:span><text:span text:style-name="T7">local</text:span><text:span text:style-name="T23"> which is kept inside the workspace and </text:span><text:span text:style-name="T7">external</text:span><text:span text:style-name="T23"> which is just a fancy name for any file.</text:span></text:p>
      <text:h text:style-name="Heading_20_3" text:outline-level="3"><text:bookmark-start text:name="__RefHeading___Toc5475_3816005984"/><text:span text:style-name="T88">l</text:span>ocal<text:bookmark-end text:name="__RefHeading___Toc5475_3816005984"/></text:h>
      <text:p text:style-name="P12">These actions relate to the management of the local buffer. <text:span text:style-name="T62">You may set what the active buffer is using </text:span><text:span text:style-name="T41">on</text:span><text:span text:style-name="T62"> and </text:span><text:span text:style-name="T41">off</text:span><text:span text:style-name="T62"> here. This effects the </text:span><text:span text:style-name="T41">)edit</text:span><text:span text:style-name="T45"> and quick run </text:span><text:span text:style-name="T41">)</text:span><text:span text:style-name="T45"> commands.</text:span> </text:p>
      <text:h text:style-name="P89" text:outline-level="4"><text:bookmark-start text:name="__RefHeading___Toc5546_3816005984"/>append file_name<text:bookmark-end text:name="__RefHeading___Toc5546_3816005984"/></text:h>
      <text:p text:style-name="P9"><text:span text:style-name="T13"><text:s text:c="2"/>append the given file to the end of the current buffer. See </text:span>prepend<text:span text:style-name="T13"> in this section for inserting a file at the beginning.</text:span></text:p>
      <text:h text:style-name="Heading_20_4" text:outline-level="4"><text:bookmark-start text:name="__RefHeading___Toc5548_3816005984"/>clear <text:bookmark-end text:name="__RefHeading___Toc5548_3816005984"/></text:h>
      <text:p text:style-name="P9"><text:span text:style-name="T13">clear the local buffer. </text:span><text:span text:style-name="T16">All contents will be lost.</text:span></text:p>
      <text:h text:style-name="Heading_20_4" text:outline-level="4"><text:bookmark-start text:name="__RefHeading___Toc5550_3816005984"/>load file_name <text:bookmark-end text:name="__RefHeading___Toc5550_3816005984"/></text:h>
      <text:p text:style-name="P9"><text:span text:style-name="T13"><text:s/>load the given file into the local buffer, </text:span><text:span text:style-name="T15">replacing its contents</text:span><text:span text:style-name="T13">. This implicitly sets the focus to the local buffer</text:span></text:p>
      <text:h text:style-name="Heading_20_4" text:outline-level="4"><text:bookmark-start text:name="__RefHeading___Toc5552_3816005984"/>off <text:bookmark-end text:name="__RefHeading___Toc5552_3816005984"/></text:h>
      <text:p text:style-name="P22">turn local buffering off</text:p>
      <text:h text:style-name="Heading_20_4" text:outline-level="4"><text:bookmark-start text:name="__RefHeading___Toc5554_3816005984"/>on <text:bookmark-end text:name="__RefHeading___Toc5554_3816005984"/></text:h>
      <text:p text:style-name="P22"><text:s/>turn local buffering on</text:p>
      <text:p text:style-name="P10">Example of how to use local buffering to put in a longer statement</text:p>
      <text:p text:style-name="Preformatted_20_Text">)buffer local on</text:p>
      <text:p text:style-name="P61">)edit</text:p>
      <text:p text:style-name="P61">CLI editor.</text:p>
      <text:p text:style-name="P61">Empty buffer. Type ? to see help.</text:p>
      <text:p text:style-name="P61">edit &gt;i</text:p>
      <text:p text:style-name="P61">define[</text:p>
      <text:p text:style-name="P61"><text:s text:c="4"/>sum(a, b)</text:p>
      <text:p text:style-name="P61"><text:s text:c="3"/>]body[</text:p>
      <text:p text:style-name="P61"><text:s text:c="4"/>&gt;&gt; add a pair of integers and return the sum.</text:p>
      <text:p text:style-name="P61"><text:s text:c="4"/>c:= a+b; </text:p>
      <text:p text:style-name="P61"><text:s text:c="4"/>return(c); // this terminates execution and returns the value.</text:p>
      <text:p text:style-name="P61"><text:soft-page-break/><text:s text:c="3"/>];</text:p>
      <text:p text:style-name="P61"/>
      <text:p text:style-name="P61">say('the sum of 3 and 4 is ' + sum(3,4));</text:p>
      <text:p text:style-name="P61">.</text:p>
      <text:p text:style-name="P61">edit &gt;q</text:p>
      <text:p text:style-name="P61">done!</text:p>
      <text:p text:style-name="P61"><text:s text:c="2"/>)</text:p>
      <text:p text:style-name="P61">the sum of 3 and 4 is 7</text:p>
      <text:p text:style-name="P61"><text:s text:c="2"/>)funcs help sum 2</text:p>
      <text:p text:style-name="P61">add a pair of integers and return the sum.</text:p>
      <text:p text:style-name="Text_20_body"/>
      <text:p text:style-name="P41">So what does this do?</text:p>
      <text:list xml:id="list3283089623" text:style-name="L1">
        <text:list-item>
          <text:p text:style-name="P85">Creates a local buffer to store commands</text:p>
        </text:list-item>
        <text:list-item>
          <text:p text:style-name="P85">edits it (i<text:span text:style-name="T3"> </text:span><text:span text:style-name="T13">means to input, the single period at the start of a line means exit input mode)</text:span></text:p>
        </text:list-item>
        <text:list-item>
          <text:p text:style-name="P85"><text:span text:style-name="T3">q </text:span><text:span text:style-name="T13">quits the editor </text:span><text:span text:style-name="T24">so you can now run the buffer rather then edit it.</text:span></text:p>
        </text:list-item>
        <text:list-item>
          <text:p text:style-name="P85"><text:span text:style-name="T37">)</text:span><text:span text:style-name="T26"> – a single left parenthesis – means to run whatever is in the buffer. The buffer has a a function defined and runs it.</text:span></text:p>
        </text:list-item>
        <text:list-item>
          <text:p text:style-name="P85"><text:span text:style-name="T26">Checks that the comment in the function is reasonable by showing it with the )help command. </text:span><text:span text:style-name="T13"><text:s/></text:span></text:p>
        </text:list-item>
      </text:list>
      <text:h text:style-name="Heading_20_4" text:outline-level="4"><text:bookmark-start text:name="__RefHeading___Toc5556_3816005984"/>prepend file_name <text:bookmark-end text:name="__RefHeading___Toc5556_3816005984"/></text:h>
      <text:p text:style-name="P22"><text:s/>insert the file at the beginning of the current buffer. </text:p>
      <text:h text:style-name="Heading_20_4" text:outline-level="4"><text:bookmark-start text:name="__RefHeading___Toc5558_3816005984"/><text:span text:style-name="T15">save file_name</text:span><text:span text:style-name="T13"> </text:span><text:bookmark-end text:name="__RefHeading___Toc5558_3816005984"/></text:h>
      <text:p text:style-name="P9"><text:span text:style-name="T14">saves </text:span><text:span text:style-name="T13">the current buffer to </text:span><text:span text:style-name="T14">the given file</text:span><text:span text:style-name="T13">. </text:span></text:p>
      <text:h text:style-name="Heading_20_4" text:outline-level="4"><text:bookmark-start text:name="__RefHeading___Toc5560_3816005984"/>show <text:bookmark-end text:name="__RefHeading___Toc5560_3816005984"/></text:h>
      <text:p text:style-name="P23">prints the contents to the console.</text:p>
      <text:p text:style-name="P24">So for example to load the sample hello world file and print it to the console:</text:p>
      <text:p text:style-name="Preformatted_20_Text"><text:s text:c="2"/>)buffer local load /home/<text:span text:style-name="T60">jeff</text:span>/dev/<text:span text:style-name="T60">qdl/examples</text:span>/hello_world.qdl</text:p>
      <text:p text:style-name="Preformatted_20_Text">Buffer updated.</text:p>
      <text:p text:style-name="Preformatted_20_Text"><text:s text:c="2"/>)buffer local show</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reformatted_20_Text"><text:s text:c="4"/>// <text:span text:style-name="T61">for fun, let’s clear the buffer and show the results</text:span></text:p>
      <text:p text:style-name="Preformatted_20_Text"><text:s text:c="2"/>)buffer local clear</text:p>
      <text:p text:style-name="Preformatted_20_Text">Local buffer cleared</text:p>
      <text:p text:style-name="Preformatted_20_Text"><text:s text:c="2"/>)buffer local show</text:p>
      <text:p text:style-name="Preformatted_20_Text"/>
      <text:p text:style-name="Text_20_body"/>
      <text:p text:style-name="P13">A blank line is returned since th<text:span text:style-name="T62">e</text:span> buffer is empty.</text:p>
      <text:h text:style-name="Heading_20_3" text:outline-level="3"><text:bookmark-start text:name="__RefHeading___Toc5477_3816005984"/><text:soft-page-break/><text:span text:style-name="T88">f</text:span>ile<text:bookmark-end text:name="__RefHeading___Toc5477_3816005984"/></text:h>
      <text:p text:style-name="P13">These relate to using an external file as the buffer. This has the great advantage that you can edit it in your favorite editor and have the system run it as you develop by using the quick run command, <text:span text:style-name="T40">)</text:span><text:span text:style-name="T44">.</text:span></text:p>
      <text:h text:style-name="Heading_20_4" text:outline-level="4"><text:bookmark-start text:name="__RefHeading___Toc5562_3816005984"/>file file_name <text:bookmark-end text:name="__RefHeading___Toc5562_3816005984"/></text:h>
      <text:p text:style-name="P27">use this file as the currently active buffer.</text:p>
      <text:p text:style-name="P14"><text:span text:style-name="T44">If the current active buffer is set to </text:span><text:span text:style-name="T40">local</text:span><text:span text:style-name="T44"> you must also change that.</text:span></text:p>
      <text:h text:style-name="Heading_20_2" text:outline-level="2"><text:bookmark-start text:name="__RefHeading___Toc5479_3816005984"/>)clear<text:bookmark-end text:name="__RefHeading___Toc5479_3816005984"/></text:h>
      <text:p text:style-name="P6">See )ws clear. A typical invocation looks like</text:p>
      <text:p text:style-name="P46"><text:s text:c="4"/>)clear</text:p>
      <text:p text:style-name="P47">workspace cleared</text:p>
      <text:p text:style-name="Text_20_body"/>
      <text:p text:style-name="P21">This is identical to issuing </text:p>
      <text:p text:style-name="Preformatted_20_Text">)ws clear</text:p>
      <text:h text:style-name="Heading_20_2" text:outline-level="2"><text:bookmark-start text:name="__RefHeading___Toc5481_3816005984"/>) <text:span text:style-name="T49">(aka </text:span><text:span text:style-name="T4">quick run</text:span><text:span text:style-name="T49">)</text:span><text:bookmark-end text:name="__RefHeading___Toc5481_3816005984"/></text:h>
      <text:p text:style-name="P6">This is the run buffer command. <text:span text:style-name="T48">It is <text:s/>very useful shorthand. On nice application is to use this on whatever you are editing externally. So set your buffer to a file and make sure that local mode is off: </text:span></text:p>
      <text:p text:style-name="Preformatted_20_Text">)buffer file file_path</text:p>
      <text:p text:style-name="P49">)buffer local off</text:p>
      <text:p text:style-name="Text_20_body"/>
      <text:p text:style-name="P7">and your favorite external editor on the file. Edit for a bit, then when you are ready to test something, simply enter this command and the file will be read and executed immediately.</text:p>
      <text:p text:style-name="P7">If you have opted for a local buffer, then that will be executed instead. <text:span text:style-name="T49">This is a great convenience when writing code. Here is an example where we load the hello world sample and run it</text:span></text:p>
      <text:p text:style-name="P50"><text:s text:c="2"/>)buffer local load /home/<text:span text:style-name="T60">jeff</text:span>/dev/<text:span text:style-name="T60">qdl/examples</text:span>/hello_world.qdl</text:p>
      <text:p text:style-name="Preformatted_20_Text">Buffer updated.</text:p>
      <text:p text:style-name="Preformatted_20_Text"><text:s text:c="2"/>)buffer local show</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reformatted_20_Text"/>
      <text:p text:style-name="Preformatted_20_Text"><text:s text:c="2"/>)buffer local on</text:p>
      <text:p text:style-name="Preformatted_20_Text">Local buffer enabled.</text:p>
      <text:p text:style-name="Preformatted_20_Text"><text:s text:c="2"/>)</text:p>
      <text:p text:style-name="Preformatted_20_Text">Hello world!</text:p>
      <text:p text:style-name="Text_20_body"/>
      <text:p text:style-name="P14"><text:soft-page-break/>Note that all that was needed to run this was the single character, <text:span text:style-name="T40">)</text:span><text:span text:style-name="T44">. You can do this with an external file too.</text:span></text:p>
      <text:p text:style-name="P52"><text:s text:c="4"/><text:span text:style-name="T64">)env set q </text:span><text:s/>/home/<text:span text:style-name="T60">jeff</text:span>/dev/<text:span text:style-name="T60">qdl/example</text:span> </text:p>
      <text:p text:style-name="P52"><text:s text:c="4"/>)buffer file <text:span text:style-name="T63">${q}</text:span>/hello_world.qdl</text:p>
      <text:p text:style-name="P51">Buffer set to "/home/<text:span text:style-name="T60">jeff</text:span>/dev/<text:span text:style-name="T60">qdl/examples</text:span>/hello_world.qdl.</text:p>
      <text:p text:style-name="Preformatted_20_Text"><text:s text:c="4"/>)</text:p>
      <text:p text:style-name="Preformatted_20_Text">Hello world!</text:p>
      <text:p text:style-name="Text_20_body"/>
      <text:p text:style-name="P15">Note that I set the path as an environment variable, <text:span text:style-name="T3">q</text:span>, because its long. </text:p>
      <text:h text:style-name="P82" text:outline-level="2"><text:bookmark-start text:name="__RefHeading___Toc5564_3816005984"/><text:span text:style-name="T69">)edit</text:span><text:bookmark-end text:name="__RefHeading___Toc5564_3816005984"/></text:h>
      <text:h text:style-name="Heading_20_3" text:outline-level="3"><text:bookmark-start text:name="__RefHeading___Toc5566_3816005984"/>– (no argument)<text:bookmark-end text:name="__RefHeading___Toc5566_3816005984"/></text:h>
      <text:p text:style-name="P20">edit whatever the current buffer is</text:p>
      <text:h text:style-name="Heading_20_3" text:outline-level="3"><text:bookmark-start text:name="__RefHeading___Toc5568_3816005984"/>local <text:bookmark-end text:name="__RefHeading___Toc5568_3816005984"/></text:h>
      <text:p text:style-name="P20">Edit the local buffer, regardless of whether it is active or not.</text:p>
      <text:h text:style-name="Heading_20_3" text:outline-level="3"><text:bookmark-start text:name="__RefHeading___Toc5570_3816005984"/><text:span text:style-name="T89">f</text:span>ile [filename]<text:bookmark-end text:name="__RefHeading___Toc5570_3816005984"/></text:h>
      <text:p text:style-name="P25"><text:s/>Edit the file. If none is given, edit the current active external file</text:p>
      <text:h text:style-name="Heading_20_3" text:outline-level="3"><text:bookmark-start text:name="__RefHeading___Toc5572_3816005984"/>A note about the editor<text:bookmark-end text:name="__RefHeading___Toc5572_3816005984"/></text:h>
      <text:p text:style-name="P18">The editor supplied with QDL is a very basic, no bones about it <text:span text:style-name="T3">line editor</text:span><text:span text:style-name="T13"> meaning that you issue commands </text:span><text:span text:style-name="T3">about</text:span><text:span text:style-name="T13"> the lines. </text:span><text:span text:style-name="T21">You will not see what you are editing unless you tell it to show you </text:span><text:span text:style-name="T22">the </text:span><text:span text:style-name="T39">p</text:span><text:span text:style-name="T33"> command)</text:span><text:span text:style-name="T21">. </text:span><text:span text:style-name="T13">If you invoke the editor, you may see help by issuing the </text:span><text:span text:style-name="T37">?</text:span><text:span text:style-name="T26"> At the </text:span><text:span text:style-name="T37">edit&gt;</text:span><text:span text:style-name="T26"> prompt. Here is an example of starting the editor and getting the help to print out.</text:span></text:p>
      <text:p text:style-name="Preformatted_20_Text"><text:s text:c="2"/>)edit</text:p>
      <text:p text:style-name="Preformatted_20_Text">CLI editor.</text:p>
      <text:p text:style-name="Preformatted_20_Text">edit &gt;?</text:p>
      <text:p text:style-name="Preformatted_20_Text">This is the line editor. It operates per line. Each command is of the form</text:p>
      <text:p text:style-name="Preformatted_20_Text">command [start,stop,target] arg0 arg1 arg2...</text:p>
      <text:p text:style-name="Preformatted_20_Text">where </text:p>
      <text:p text:style-name="Preformatted_20_Text">command is a command for the editor (list below). There are long and short forms</text:p>
      <text:p text:style-name="Preformatted_20_Text">[start,stop,target] are line numbers hence integers.</text:p>
      <text:p text:style-name="Preformatted_20_Text"><text:s text:c="4"/>start = the starting index, always 0 or greater</text:p>
      <text:p text:style-name="Preformatted_20_Text"><text:s text:c="4"/>stop = the ending index. All operations are inclusive of this line number</text:p>
      <text:p text:style-name="Preformatted_20_Text"><text:s text:c="4"/>target = where to apply the [start,stop] interval. E.g. the insertion point for copying text.</text:p>
      <text:p text:style-name="Preformatted_20_Text">arg0, arg1,... = list of strings, possibl<text:span text:style-name="T86">y</text:span> in quotes if needed, that are arguments to the command.</text:p>
      <text:p text:style-name="Preformatted_20_Text"/>
      <text:p text:style-name="Preformatted_20_Text">To see help on a specific command, type ? after the command, e.g. to get help on the insert command type</text:p>
      <text:p text:style-name="Preformatted_20_Text">i ?</text:p>
      <text:p text:style-name="Preformatted_20_Text">List of commands</text:p>
      <text:p text:style-name="Preformatted_20_Text">a (append) append text either before a given line or to the end of the buffer.</text:p>
      <text:p text:style-name="Preformatted_20_Text">b (view) view the contents of the clipboard. Contents not editable.</text:p>
      <text:p text:style-name="Preformatted_20_Text"><text:soft-page-break/>c (copy) copies a range of lines to the clipboard.</text:p>
      <text:p text:style-name="Preformatted_20_Text">d (delete) deletes a range of lines</text:p>
      <text:p text:style-name="Preformatted_20_Text">e (edit) edit a range of lines. Note this will effectively replace those lines.</text:p>
      <text:p text:style-name="Preformatted_20_Text">f (find) search lines that match a given regular expression, printing each line found.</text:p>
      <text:p text:style-name="Preformatted_20_Text">i (insert) insert lines starting at a give index or append lines to the end of the buffer.</text:p>
      <text:p text:style-name="Preformatted_20_Text">l (clear) clear the buffer (but not the clipboard)</text:p>
      <text:p text:style-name="Preformatted_20_Text">m (move) move a block of text <text:span text:style-name="T70">u</text:span>sing the clipboard</text:p>
      <text:p text:style-name="Preformatted_20_Text">p (print) print the buffer or a subset of it</text:p>
      <text:p text:style-name="Preformatted_20_Text">q (quit) quit the editor</text:p>
      <text:p text:style-name="Preformatted_20_Text">r (read) read a file into the buffer</text:p>
      <text:p text:style-name="Preformatted_20_Text">s (replace) substitute over a range of lines using a regex</text:p>
      <text:p text:style-name="Preformatted_20_Text">t (paste) paste the contents of the clipboard into the buffer</text:p>
      <text:p text:style-name="Preformatted_20_Text">u (cut) cut a range of lines from the buffer and leave in the clipboard</text:p>
      <text:p text:style-name="Preformatted_20_Text">v (verbose) turn on verbosity, i.e. print more about the functioning of the editor</text:p>
      <text:p text:style-name="Preformatted_20_Text">w (write) write the buffer to a file</text:p>
      <text:p text:style-name="Preformatted_20_Text">z (size) query the buffer for its current size</text:p>
      <text:p text:style-name="Preformatted_20_Text">? print this help, or in context, print the help for a command.</text:p>
      <text:p text:style-name="Preformatted_20_Text"><text:span text:style-name="T69">e</text:span>dit &gt;</text:p>
      <text:p text:style-name="Text_20_body"/>
      <text:p text:style-name="P18">Note that the end of this you are returned to the prompt. <text:span text:style-name="T40">p</text:span><text:span text:style-name="T44"> prints the buffer, </text:span><text:span text:style-name="T39">i</text:span><text:span text:style-name="T26"> lets you insert text until you enter a single period. <text:s/></text:span><text:span text:style-name="T38">q</text:span><text:span text:style-name="T29"> quits. </text:span><text:span text:style-name="T30">It is actually quite nice – it has a clipboard, supports regexs for certain operations and the list goes on.</text:span></text:p>
      <text:p text:style-name="P18"><text:span text:style-name="T26">Why have such an editor in th</text:span><text:span text:style-name="T31">is</text:span><text:span text:style-name="T26"> great day and age? Because not all keyboards are created equal (</text:span><text:span text:style-name="T11">e.g</text:span><text:span text:style-name="T26">., does you</text:span><text:span text:style-name="T34">r</text:span><text:span text:style-name="T26"> cellphone let you hit the escape key? Can’t use the estimable old unix editor </text:span><text:span text:style-name="T11">vi</text:span><text:span text:style-name="T26"> without that.) Also, it seems that invariably if I need to log in to a server </text:span><text:span text:style-name="T30">(which never have GUIs, since they are servers) </text:span><text:span text:style-name="T26">remotely during an emergency, the terminal type gets screwed up and it all defaults back to 7 bit ASCII – pretty much the exact character set QDL recognizes. This editor is </text:span><text:span text:style-name="T11">not</text:span><text:span text:style-name="T26"> intended to be the go to. The intent is that you set an external file, use whatever you like and when you need to run your code, just </text:span><text:span text:style-name="T30">h</text:span><text:span text:style-name="T26">it </text:span><text:span text:style-name="T37">)</text:span><text:span text:style-name="T26"> in the workspace. The editor, however, is pretty darned useful if you need it and since I had it lying around, why not?</text:span></text:p>
      <text:p text:style-name="P19"><text:span text:style-name="T26">One last little quirk is that the editor is indeed a completely stand alone program invoked </text:span><text:span text:style-name="T34">b</text:span><text:span text:style-name="T26">y the workspace, so you can save your work in it to a file. If you are using it to edit the local buffer, all you need to do is exit (enter </text:span><text:span text:style-name="T37">q </text:span><text:span text:style-name="T26">at the prompt) and don’t choose save </text:span><text:span text:style-name="T36">(unless you want another copy of the buffer in an external file)</text:span><text:span text:style-name="T26">, the workspace knows how to get the resulting changes back all on its own.</text:span></text:p>
      <text:h text:style-name="Heading_20_2" text:outline-level="2"><text:bookmark-start text:name="__RefHeading___Toc5483_3816005984"/>)env<text:bookmark-end text:name="__RefHeading___Toc5483_3816005984"/></text:h>
      <text:p text:style-name="P8">The workspace allows for environmental variables The environment </text:p>
      <text:h text:style-name="Heading_20_3" text:outline-level="3"><text:bookmark-start text:name="__RefHeading___Toc5574_3816005984"/>drop variable<text:bookmark-end text:name="__RefHeading___Toc5574_3816005984"/></text:h>
      <text:p text:style-name="P20"><text:s/>remove the named variable from the environmental</text:p>
      <text:h text:style-name="Heading_20_3" text:outline-level="3"><text:bookmark-start text:name="__RefHeading___Toc5576_3816005984"/>get variable <text:bookmark-end text:name="__RefHeading___Toc5576_3816005984"/></text:h>
      <text:p text:style-name="P20">display the current value of the variable.</text:p>
      <text:h text:style-name="Heading_20_3" text:outline-level="3"><text:bookmark-start text:name="__RefHeading___Toc5578_3816005984"/><text:soft-page-break/>list, – <text:bookmark-end text:name="__RefHeading___Toc5578_3816005984"/></text:h>
      <text:p text:style-name="P20"><text:s/>show all currently defined variables.</text:p>
      <text:h text:style-name="Heading_20_3" text:outline-level="3"><text:bookmark-start text:name="__RefHeading___Toc5580_3816005984"/>load filename <text:bookmark-end text:name="__RefHeading___Toc5580_3816005984"/></text:h>
      <text:p text:style-name="P20"><text:s/>load the given variables file, adding it to the current environment. Note that this may overwrite currently defined values. The format of this file is a standard java properties file. This file becomes the active one and save will go to it unless a different file is specified.</text:p>
      <text:h text:style-name="Heading_20_3" text:outline-level="3"><text:bookmark-start text:name="__RefHeading___Toc5582_3816005984"/>save [filename] <text:bookmark-end text:name="__RefHeading___Toc5582_3816005984"/></text:h>
      <text:p text:style-name="P20"><text:s/>save the current environment to the file</text:p>
      <text:h text:style-name="Heading_20_3" text:outline-level="3"><text:bookmark-start text:name="__RefHeading___Toc5584_3816005984"/>set variable value<text:span text:style-name="T3"> </text:span><text:bookmark-end text:name="__RefHeading___Toc5584_3816005984"/></text:h>
      <text:p text:style-name="P20"><text:span text:style-name="T5"><text:s/></text:span><text:span text:style-name="T17">Set the </text:span><text:span text:style-name="T5">variable</text:span><text:span text:style-name="T17"> to have the given </text:span><text:span text:style-name="T5">value</text:span><text:span text:style-name="T17">. </text:span><text:span text:style-name="T58">Note that everything to the right of the variable is considered the value, so embedded spaces are possible. If you need to, you may <text:s/>surround the value in double quotes to ensure that all spaces are faithfully preserved.</text:span></text:p>
      <text:h text:style-name="Heading_20_3" text:outline-level="3"><text:bookmark-start text:name="__RefHeading___Toc5542_3816005984"/>Examples<text:bookmark-end text:name="__RefHeading___Toc5542_3816005984"/></text:h>
      <text:p text:style-name="P16">Set a variable</text:p>
      <text:p text:style-name="Preformatted_20_Text"><text:s text:c="2"/>)env set www "once upon <text:s text:c="2"/>a <text:s text:c="2"/>midnight"</text:p>
      <text:p text:style-name="Preformatted_20_Text"><text:s text:c="2"/>)env get www</text:p>
      <text:p text:style-name="Preformatted_20_Text">once upon <text:s text:c="2"/>a <text:s text:c="2"/>midnight</text:p>
      <text:p text:style-name="Preformatted_20_Text"/>
      <text:p text:style-name="Text_20_body"/>
      <text:p text:style-name="P16">Show all the defined variables. <text:span text:style-name="T66">We could supply the value of </text:span><text:span text:style-name="T6">list</text:span><text:span text:style-name="T18"> but don’t since it is optional.</text:span></text:p>
      <text:p text:style-name="P53"><text:s text:c="2"/>)env</text:p>
      <text:p text:style-name="P53">Current environment variables:</text:p>
      <text:p text:style-name="P53">{</text:p>
      <text:p text:style-name="P53"><text:s/><text:span text:style-name="T65">qdl_root=/home/bob/apps/qdl</text:span></text:p>
      <text:p text:style-name="P53"><text:s/>arf=abc d goldfish </text:p>
      <text:p text:style-name="P53"><text:s/>a=armstrong(600); </text:p>
      <text:p text:style-name="P53"><text:s/>d=load_module('/tmp/boot.qdl'); </text:p>
      <text:p text:style-name="P53"><text:s/>foo=12345 </text:p>
      <text:p text:style-name="P53">}</text:p>
      <text:h text:style-name="Heading_20_2" text:outline-level="2"><text:bookmark-start text:name="__RefHeading___Toc5497_3816005984"/>)funcs<text:bookmark-end text:name="__RefHeading___Toc5497_3816005984"/></text:h>
      <text:h text:style-name="Heading_20_3" text:outline-level="3"><text:bookmark-start text:name="__RefHeading___Toc5586_3816005984"/><text:span text:style-name="T71">l</text:span>ist, – <text:span text:style-name="T95">[regex]</text:span><text:bookmark-end text:name="__RefHeading___Toc5586_3816005984"/></text:h>
      <text:p text:style-name="P20">list all of the current functions in your workspace</text:p>
      <text:p text:style-name="P87">Note that if you want to list functions, you <text:span text:style-name="T3">must</text:span><text:span text:style-name="T13"> use the list command plus a regex. So let us say you had</text:span></text:p>
      <text:p text:style-name="Preformatted_20_Text"><text:s text:c="4"/>define[f(x)]body[return(x+1);];</text:p>
      <text:p text:style-name="Preformatted_20_Text"><text:s text:c="4"/>define[f(x,y)]body[return(x+y);]; <text:s text:c="2"/></text:p>
      <text:p text:style-name="P77"><text:s text:c="4"/>define[foo(x)]body[return(x-2);];</text:p>
      <text:p text:style-name="Text_20_body"><text:soft-page-break/></text:p>
      <text:p text:style-name="P87">To to list any functions named exactly <text:span text:style-name="T3">g</text:span><text:span text:style-name="T13"> you would issue</text:span></text:p>
      <text:p text:style-name="Preformatted_20_Text"><text:s text:c="2"/>)funcs list g</text:p>
      <text:p text:style-name="Preformatted_20_Text"/>
      <text:p text:style-name="Text_20_body"/>
      <text:p text:style-name="P87">(No such functions exist.) So now let us list the ones called <text:span text:style-name="T3">f</text:span><text:span text:style-name="T13">:</text:span></text:p>
      <text:p text:style-name="Preformatted_20_Text"><text:s text:c="2"/>)funcs list f</text:p>
      <text:p text:style-name="Preformatted_20_Text">f(1), f(2)</text:p>
      <text:p text:style-name="Text_20_body"><text:line-break/><text:span text:style-name="T95">To list every function that starts with </text:span><text:span text:style-name="T8">f</text:span><text:span text:style-name="T25"> we use the regex </text:span><text:span text:style-name="T8">f.*</text:span><text:span text:style-name="T25"> the ‘.*’ means to take any character (the period) and match any. So can be read as </text:span><text:span text:style-name="T8">f</text:span><text:span text:style-name="T25"> + anything:</text:span></text:p>
      <text:p text:style-name="Preformatted_20_Text"><text:s text:c="4"/><text:span text:style-name="T95">)funcs list f.*</text:span></text:p>
      <text:p text:style-name="P78">f(1), f(2), foo(1)</text:p>
      <text:p text:style-name="Text_20_body"><text:line-break/><text:span text:style-name="T95">By the same token, to just get the functions that start with </text:span><text:span text:style-name="T8">fo</text:span><text:span text:style-name="T25"> you would use </text:span><text:span text:style-name="T8">fo.*</text:span><text:span text:style-name="T25"> like so</text:span></text:p>
      <text:p text:style-name="P78"><text:s text:c="4"/>)funcs list fo.*</text:p>
      <text:p text:style-name="P78">foo(1)</text:p>
      <text:h text:style-name="Heading_20_3" text:outline-level="3"><text:bookmark-start text:name="__RefHeading___Toc5588_3816005984"/>drop function <text:bookmark-end text:name="__RefHeading___Toc5588_3816005984"/></text:h>
      <text:p text:style-name="P20">remove a function. Note that this only applies to functions that have been defined (but not imported) in the workspace.</text:p>
      <text:h text:style-name="Heading_20_3" text:outline-level="3"><text:bookmark-start text:name="__RefHeading___Toc5590_3816005984"/>help [name arg_count]<text:span text:style-name="T20"> </text:span><text:bookmark-end text:name="__RefHeading___Toc5590_3816005984"/></text:h>
      <text:p text:style-name="P26"><text:s/>If no arguments, print out every function and its simple description.</text:p>
      <text:p text:style-name="Preformatted_20_Text"><text:s text:c="2"/>)funcs</text:p>
      <text:p text:style-name="Preformatted_20_Text">a#f(1), armstrong(1), b#f(1), check_parser(1), f(1), f2(1), f3(1), fac(1)</text:p>
      <text:p text:style-name="Text_20_body"/>
      <text:p text:style-name="P11">Note that they are qualified as needed and have their argument counts included. <text:span text:style-name="T68">To list a specific function, you would issue something like this:</text:span></text:p>
      <text:p text:style-name="P54"><text:s text:c="2"/>)funcs help armstrong 1</text:p>
      <text:p text:style-name="P54">An Armstrong number is a 3 digit number that is equal to the sum of its cubed digits. This computes them for 100 &lt; n &lt; 1000.</text:p>
      <text:p text:style-name="P54"><text:bookmark-start text:name="__RefHeading___Toc5501_3816005984"/>So for example 407 is an Armstrong number since 407 = 4^3 + 0^3 + 7^3<text:bookmark-end text:name="__RefHeading___Toc5501_3816005984"/></text:p>
      <text:p text:style-name="Text_20_body"><text:bookmark-start text:name="__RefHeading___Toc5503_3816005984"/><text:bookmark-end text:name="__RefHeading___Toc5503_3816005984"/></text:p>
      <text:p text:style-name="P37">In this case, the request was for anything about armstrong functions the workspace knows so the complete description from the function definition is returned. </text:p>
      <text:h text:style-name="Heading_20_3" text:outline-level="3"><text:bookmark-start text:name="__RefHeading___Toc8207_2391341561"/><text:span text:style-name="T79">s</text:span>ystem <text:span text:style-name="T78">[width display_width]</text:span><text:bookmark-end text:name="__RefHeading___Toc8207_2391341561"/></text:h>
      <text:p text:style-name="P38">This will list the built in system functions in tabular format. Note that none of these has argument counts listed, because most of these have variable length arguments. This is intended to let you look up a name. There is also no help (at this point) for each of these available <text:span text:style-name="T81">in the workspace – mostly because keeping it in sync with the reference manual would be a huge ongoing task</text:span>. Consult the <text:soft-page-break/>reference manual for all the details. If you need to have it display for a certain width, pass that in. The default is 120 characters. </text:p>
      <text:p text:style-name="P38"/>
      <text:p text:style-name="P59"><text:s text:c="2"/>)funcs system width 80</text:p>
      <text:p text:style-name="P59">abs() <text:s text:c="12"/>for_keys() <text:s text:c="7"/>is_function() <text:s text:c="4"/>random_string() <text:s text:c="2"/>to_json() <text:s text:c="8"/></text:p>
      <text:p text:style-name="P59">box() <text:s text:c="12"/>for_next() <text:s text:c="7"/>is_list() <text:s text:c="8"/>read_file() <text:s text:c="6"/>to_list() <text:s text:c="8"/></text:p>
      <text:p text:style-name="P59">break() <text:s text:c="10"/>from_hex() <text:s text:c="7"/>list_append() <text:s text:c="4"/>remove() <text:s text:c="9"/>to_lower() <text:s text:c="7"/></text:p>
      <text:p text:style-name="P59">check_after() <text:s text:c="4"/>from_json() <text:s text:c="6"/>list_copy() <text:s text:c="6"/>rename_keys() <text:s text:c="4"/>to_upper() <text:s text:c="7"/></text:p>
      <text:p text:style-name="P59">common_keys() <text:s text:c="4"/>get_keys() <text:s text:c="7"/>list_insert_at() <text:s/>replace() <text:s text:c="8"/>tokenize() <text:s text:c="7"/></text:p>
      <text:p text:style-name="P59">contains() <text:s text:c="7"/>has_keys() <text:s text:c="7"/>list_subset() <text:s text:c="4"/>return() <text:s text:c="9"/>trim() <text:s text:c="11"/></text:p>
      <text:p text:style-name="P59">continue() <text:s text:c="7"/>hash() <text:s text:c="11"/>load_module() <text:s text:c="4"/>run_script() <text:s text:c="5"/>unbox() <text:s text:c="10"/></text:p>
      <text:p text:style-name="P59">date_iso() <text:s text:c="7"/>import() <text:s text:c="9"/>load_script() <text:s text:c="4"/>say() <text:s text:c="12"/>union() <text:s text:c="10"/></text:p>
      <text:p text:style-name="P59">date_ms() <text:s text:c="8"/>include_keys() <text:s text:c="3"/>mask() <text:s text:c="11"/>scan() <text:s text:c="11"/>vdecode() <text:s text:c="8"/></text:p>
      <text:p text:style-name="P59">decode_b64() <text:s text:c="5"/>index_of() <text:s text:c="7"/>mod() <text:s text:c="12"/>set_default() <text:s text:c="4"/>vencode() <text:s text:c="8"/></text:p>
      <text:p text:style-name="P59">dir() <text:s text:c="12"/>indices() <text:s text:c="8"/>print() <text:s text:c="10"/>size() <text:s text:c="11"/>vfs_mount() <text:s text:c="6"/></text:p>
      <text:p text:style-name="P59">encode_b64() <text:s text:c="5"/>insert() <text:s text:c="9"/>raise_error() <text:s text:c="4"/>substring() <text:s text:c="6"/>vfs_unmount() <text:s text:c="4"/></text:p>
      <text:p text:style-name="P58"><text:span text:style-name="T87">exclude_keys() <text:s text:c="3"/>is_defined() <text:s text:c="5"/>random() <text:s text:c="9"/>to_hex() <text:s text:c="9"/>write_file() <text:s/></text:span><text:span text:style-name="T80"><text:s text:c="6"/></text:span></text:p>
      <text:h text:style-name="Heading_20_2" text:outline-level="2"><text:bookmark-start text:name="__RefHeading___Toc8209_2391341561"/>)help<text:bookmark-end text:name="__RefHeading___Toc8209_2391341561"/></text:h>
      <text:p text:style-name="P6">This takes no action and, as you saw above, just prints out a summary.</text:p>
      <text:h text:style-name="Heading_20_2" text:outline-level="2"><text:bookmark-start text:name="__RefHeading___Toc5507_3816005984"/>)modules<text:bookmark-end text:name="__RefHeading___Toc5507_3816005984"/></text:h>
      <text:h text:style-name="Heading_20_3" text:outline-level="3"><text:bookmark-start text:name="__RefHeading___Toc5509_3816005984"/>list, – <text:bookmark-end text:name="__RefHeading___Toc5509_3816005984"/></text:h>
      <text:p text:style-name="P20"><text:s/>list the modules that are known to the workspace. This does not mean they have been imported.</text:p>
      <text:h text:style-name="Heading_20_3" text:outline-level="3"><text:bookmark-start text:name="__RefHeading___Toc5511_3816005984"/>imports <text:bookmark-end text:name="__RefHeading___Toc5511_3816005984"/></text:h>
      <text:p text:style-name="P20"><text:s/>li<text:span text:style-name="T19">st the imports (URN and current alias) that are active.</text:span></text:p>
      <text:p text:style-name="Preformatted_20_Text"><text:s text:c="2"/>)modules</text:p>
      <text:p text:style-name="Preformatted_20_Text">a:a = a, b:b = b, qdl:/java = java</text:p>
      <text:p text:style-name="Preformatted_20_Text"/>
      <text:p text:style-name="P17">This lists that there are three modules. The aliases are the default if the workspace is imported without setting a new one.</text:p>
      <text:p text:style-name="Preformatted_20_Text"><text:s text:c="2"/>)modules imports</text:p>
      <text:p text:style-name="Preformatted_20_Text">a:a = a</text:p>
      <text:p text:style-name="Preformatted_20_Text">b:b = b</text:p>
      <text:p text:style-name="Text_20_body"/>
      <text:p text:style-name="P17">These are the modules that have been explicitly imported. In this case, there is one, <text:span text:style-name="T3">qdl:/java</text:span><text:span text:style-name="T13"> which has not.</text:span></text:p>
      <text:h text:style-name="Heading_20_2" text:outline-level="2"><text:bookmark-start text:name="__RefHeading___Toc5513_3816005984"/>)off <text:span text:style-name="T83">[y]</text:span><text:bookmark-end text:name="__RefHeading___Toc5513_3816005984"/></text:h>
      <text:p text:style-name="P6">This causes the system to exit. <text:span text:style-name="T83">If you supply the </text:span><text:span text:style-name="T46">argument</text:span><text:span text:style-name="T43"> y </text:span><text:span text:style-name="T46">then the system will exit without saving. Otherwise, <text:s/>y</text:span><text:span text:style-name="T44">ou </text:span>will be prompted, but if you agree to exit, it will be <text:s/>immediate and with no save.</text:p>
      <text:h text:style-name="Heading_20_2" text:outline-level="2"><text:bookmark-start text:name="__RefHeading___Toc5515_3816005984"/><text:soft-page-break/>)vars<text:bookmark-end text:name="__RefHeading___Toc5515_3816005984"/></text:h>
      <text:h text:style-name="P83" text:outline-level="3"><text:bookmark-start text:name="__RefHeading___Toc5517_3816005984"/>drop<text:bookmark-end text:name="__RefHeading___Toc5517_3816005984"/></text:h>
      <text:h text:style-name="Heading_20_3" text:outline-level="3"><text:bookmark-start text:name="__RefHeading___Toc5519_3816005984"/><text:span text:style-name="T76">l</text:span>ist –<text:bookmark-end text:name="__RefHeading___Toc5519_3816005984"/></text:h>
      <text:p text:style-name="P34">List all of the variables (but not their content) in the current workspace.</text:p>
      <text:h text:style-name="Heading_20_3" text:outline-level="3"><text:bookmark-start text:name="__RefHeading___Toc8211_2391341561"/><text:span text:style-name="T84">s</text:span>ize<text:bookmark-end text:name="__RefHeading___Toc8211_2391341561"/></text:h>
      <text:p text:style-name="P28">List the total number of symbols in use in the workspace. <text:span text:style-name="T76">This does not tell you how much memory is in use. See the workspace memory command for that.</text:span></text:p>
      <text:h text:style-name="Heading_20_2" text:outline-level="2"><text:bookmark-start text:name="__RefHeading___Toc5521_3816005984"/>)ws<text:bookmark-end text:name="__RefHeading___Toc5521_3816005984"/></text:h>
      <text:h text:style-name="P84" text:outline-level="3"><text:bookmark-start text:name="__RefHeading___Toc8213_2391341561"/>echo [on | off]<text:bookmark-end text:name="__RefHeading___Toc8213_2391341561"/></text:h>
      <text:p text:style-name="P29">Turns <text:span text:style-name="T3">echo mode</text:span><text:span text:style-name="T13"> on or off. If no argument, the current mode is displayed. </text:span></text:p>
      <text:p text:style-name="P29"><text:span text:style-name="T13">Echo mode is the default on workspace start up. It will take any expression (so not control statements, like if, switch, etc.) and wrap it in a </text:span><text:span text:style-name="T3">say();</text:span><text:span text:style-name="T13"> call. It will also add any implied but missing final “;”.</text:span></text:p>
      <text:p text:style-name="Preformatted_20_Text"><text:s text:c="2"/>)ws echo</text:p>
      <text:p text:style-name="Preformatted_20_Text">echo mode currently on</text:p>
      <text:p text:style-name="Preformatted_20_Text"><text:s text:c="2"/>2 + 2</text:p>
      <text:p text:style-name="Preformatted_20_Text">4</text:p>
      <text:p text:style-name="Preformatted_20_Text"><text:s text:c="2"/>)ws echo off</text:p>
      <text:p text:style-name="Preformatted_20_Text">echo mode off</text:p>
      <text:p text:style-name="Preformatted_20_Text">// <text:span text:style-name="T74">Without echo mode on, you would have to fully write out every expressions</text:span></text:p>
      <text:p text:style-name="Preformatted_20_Text">// <text:span text:style-name="T74">So this will fail:</text:span></text:p>
      <text:p text:style-name="Preformatted_20_Text"><text:s text:c="2"/>2 + 2</text:p>
      <text:p text:style-name="Preformatted_20_Text">syntax error:</text:p>
      <text:p text:style-name="Preformatted_20_Text"/>
      <text:p text:style-name="Preformatted_20_Text">// <text:span text:style-name="T75">now turn echo back on so it works</text:span></text:p>
      <text:p text:style-name="Preformatted_20_Text"><text:s text:c="2"/>)ws echo on</text:p>
      <text:p text:style-name="Preformatted_20_Text">echo mode on</text:p>
      <text:p text:style-name="Preformatted_20_Text"/>
      <text:p text:style-name="Preformatted_20_Text"><text:s text:c="2"/>mod(3*4*5*6,11)</text:p>
      <text:p text:style-name="Preformatted_20_Text">8</text:p>
      <text:p text:style-name="P55">// <text:span text:style-name="T74">same as </text:span></text:p>
      <text:p text:style-name="P60">// print(mod(360, 11));</text:p>
      <text:p text:style-name="P55"/>
      <text:p text:style-name="P55"><text:s text:c="2"/>a. := indices(6)+10</text:p>
      <text:p text:style-name="P55"><text:s text:c="2"/>a.</text:p>
      <text:p text:style-name="P55">{0=10, 1=11, 2=12, 3=13, 4=14, 5=15}</text:p>
      <text:p text:style-name="P30"/>
      <text:p text:style-name="P31">Echo mode lets you use QDL like a big calculator. </text:p>
      <text:h text:style-name="Heading_20_3" text:outline-level="3"><text:bookmark-start text:name="__RefHeading___Toc5523_3816005984"/>load file<text:bookmark-end text:name="__RefHeading___Toc5523_3816005984"/></text:h>
      <text:p text:style-name="P32">Load a saved workspace <text:span text:style-name="T76">from the given file</text:span>. <text:span text:style-name="T76">Relative references are resolved against the qdl root directory (which you can see since it is saved in the environment).</text:span> </text:p>
      <text:h text:style-name="Heading_20_3" text:outline-level="3"><text:bookmark-start text:name="__RefHeading___Toc8215_2391341561"/><text:soft-page-break/><text:span text:style-name="T77">m</text:span>emory<text:bookmark-end text:name="__RefHeading___Toc8215_2391341561"/></text:h>
      <text:p text:style-name="P35">Reports the amount of used memory, remaining memory and number of processors.</text:p>
      <text:p text:style-name="Preformatted_20_Text"><text:s text:c="2"/>)ws memory</text:p>
      <text:p text:style-name="Preformatted_20_Text">memory used = 479MB, free = 461MB, processors = 8</text:p>
      <text:p text:style-name="Preformatted_20_Text"><text:s text:c="2"/>a. := indices(100000);</text:p>
      <text:p text:style-name="Preformatted_20_Text"><text:s text:c="2"/>)ws memory</text:p>
      <text:p text:style-name="Preformatted_20_Text">memory used = 479MB, free = 441MB, processors = 8</text:p>
      <text:p text:style-name="Preformatted_20_Text"><text:s text:c="2"/>size(a.);</text:p>
      <text:p text:style-name="Preformatted_20_Text">100000</text:p>
      <text:p text:style-name="Text_20_body"/>
      <text:p text:style-name="P36">It should be noted that the amount of memory is not fixed: if you decide to write</text:p>
      <text:p text:style-name="Preformatted_20_Text">a. := random(1000000)^5</text:p>
      <text:p text:style-name="P36">You may get something like this</text:p>
      <text:p text:style-name="Preformatted_20_Text"><text:s text:c="2"/>)ws memory</text:p>
      <text:p text:style-name="Preformatted_20_Text">memory used = 761MB, free = 408MB, processors = 8</text:p>
      <text:p text:style-name="P36"/>
      <text:p text:style-name="P36">Which simply means that the system allocated more memory. The standard limit is 2 GB <text:span text:style-name="T90">on 32 bit systems and unlimited on 64 bit system. You can change the initial amount at startup by configuring the Java virtual machine </text:span>at system startup.</text:p>
      <text:h text:style-name="Heading_20_3" text:outline-level="3"><text:bookmark-start text:name="__RefHeading___Toc8217_2391341561"/><text:span text:style-name="T82">v</text:span>fs<text:bookmark-end text:name="__RefHeading___Toc8217_2391341561"/></text:h>
      <text:p text:style-name="P39">Reports on any installed virtual file systems</text:p>
      <text:p text:style-name="P56"><text:s text:c="2"/>)ws vfs</text:p>
      <text:p text:style-name="P56">Installed virtual file systems</text:p>
      <text:p text:style-name="P56"><text:s text:c="2"/>type:pass_through access:rw <text:s/>scheme: qdl-vfs <text:s/>mount point:/pt/ <text:s text:c="5"/>current dir:(none) <text:s text:c="8"/></text:p>
      <text:p text:style-name="P56"><text:s text:c="2"/>type:zip <text:s text:c="9"/>access:r <text:s text:c="2"/>scheme: qdl-vfs <text:s/>mount point:/zip/ <text:s text:c="4"/>current dir:(none) <text:s text:c="8"/></text:p>
      <text:p text:style-name="P56"><text:s text:c="2"/>type:mysql <text:s text:c="7"/>access:rw <text:s/>scheme: qdl-vfs <text:s/>mount point:/mysql/ <text:s text:c="2"/>current dir:(none) </text:p>
      <text:p text:style-name="P57"><text:s text:c="2"/>type:m<text:span text:style-name="T91">emory</text:span> <text:s text:c="6"/>access:rw <text:s/>scheme: qdl-vfs <text:s/>mount point:/<text:span text:style-name="T91">ramdisk</text:span>/ <text:span text:style-name="T91">c</text:span>urrent dir:(none)</text:p>
      <text:p text:style-name="Text_20_body"/>
      <text:p text:style-name="Text_20_body"><text:span text:style-name="T85">(Font size adjusted to show the formatting.) </text:span>In this <text:span text:style-name="T82">case there are four and e.g. the zip VFS it is mounted with read only (</text:span><text:span text:style-name="T42">r</text:span><text:span text:style-name="T82">) access. See the reference manual on how to mount them and unmount them and use them generally.</text:span></text:p>
      <text:h text:style-name="Heading_20_3" text:outline-level="3"><text:bookmark-start text:name="__RefHeading___Toc5525_3816005984"/>save file<text:bookmark-end text:name="__RefHeading___Toc5525_3816005984"/></text:h>
      <text:p text:style-name="P33">Save the current workspace to the given file. <text:span text:style-name="T76">Relative references are resolved against the qdl root directory (which you can see since it is saved in the environment).</text:span></text:p>
      <text:h text:style-name="Heading_20_3" text:outline-level="3"><text:bookmark-start text:name="__RefHeading___Toc5592_3816005984"/>clear <text:bookmark-end text:name="__RefHeading___Toc5592_3816005984"/></text:h>
      <text:p text:style-name="P20">This command will remove all state and return it to the exact condition of starting a clean workspace, <text:span text:style-name="T67">except that environment variables are not affected</text:span>. All variables, functions, imports and any other state will be lost. This is useful if, for instance, you need <text:s/>to start a different project or <text:span text:style-name="T2">if, e.g.something went wrong and you really need to just get rid of everything. <text:s/>A typical invocation looks like</text:span></text:p>
      <text:p text:style-name="P46"><text:s text:c="4"/>)<text:span text:style-name="T47">ws </text:span>clear</text:p>
      <text:p text:style-name="P46">workspace cleared</text:p>
      <text:p text:style-name="Text_20_body"><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1dc413"/>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shadow="none">
        <style:tab-stops/>
      </style:paragraph-properties>
      <style:text-properties fo:color="#ffffff" style:font-name="Liberation Mono1" fo:font-family="'Liberation Mono'" style:font-family-generic="modern" style:font-pitch="fixed" fo:font-size="10pt" fo:background-color="#21409a"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9T13:09:43.304361753</meta:creation-date>
    <dc:date>2020-03-30T06:47:11.211529950</dc:date>
    <meta:editing-duration>P32DT5H17M31S</meta:editing-duration>
    <meta:editing-cycles>92</meta:editing-cycles>
    <meta:generator>LibreOffice/6.0.7.3$Linux_X86_64 LibreOffice_project/00m0$Build-3</meta:generator>
    <meta:document-statistic meta:table-count="0" meta:image-count="0" meta:object-count="0" meta:page-count="14" meta:paragraph-count="374" meta:word-count="3735" meta:character-count="22226" meta:non-whitespace-character-count="17986"/>
  </office:meta>
</office:document-meta>
</file>